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HG ゴシックB Sun" svg:font-family="'HG ゴシックB Sun', 'HG-GothicB Sun', 'HG ゴシックB', 'HG Mincho Light J', 'ＭＳ Ｐゴシック', 'ヒラギノ角ゴ ProN', 'ヒラギノ角ゴ Pro', TLPゴシック, LXゴシック, HGPGothicB, 'IPA Pゴシック', 東風ゴシック, さざなみゴシック, 'Kochi Gothic', 'UmePlus Gothic', Gothic" style:font-family-generic="modern" style:font-pitch="fixed"/>
    <style:font-face style:name="Spica Neue P" svg:font-family="'Spica Neue P'" style:font-pitch="variable"/>
    <style:font-face style:name="Droid Sans Fallback" svg:font-family="'Droid Sans Fallback'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1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78mm" fo:break-before="auto" style:use-optimal-row-height="true"/>
    </style:style>
    <style:style style:name="ro3" style:family="table-row">
      <style:table-row-properties style:row-height="5.04mm" fo:break-before="auto" style:use-optimal-row-height="true"/>
    </style:style>
    <style:style style:name="ro4" style:family="table-row">
      <style:table-row-properties style:row-height="5.26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/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HG ゴシックB Su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HG ゴシックB Sun" style:font-size-asian="10pt" style:language-asian="ja" style:country-asian="JP" style:font-style-asian="normal" style:font-weight-asian="normal" style:font-name-complex="HG ゴシックB Sun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17"/>
    <style:style style:name="ce2" style:family="table-cell" style:parent-style-name="Default" style:data-style-name="N112"/>
    <style:style style:name="ce3" style:family="table-cell" style:parent-style-name="Default" style:data-style-name="N114"/>
    <style:style style:name="ce11" style:family="table-cell" style:parent-style-name="Default" style:data-style-name="N2">
      <style:text-properties style:font-name="Droid Sans Fallback"/>
    </style:style>
    <style:style style:name="ce12" style:family="table-cell" style:parent-style-name="Default">
      <style:text-properties style:font-name="Droid Sans Fallback"/>
    </style:style>
    <style:style style:name="ce1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roid Sans Fallback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ja" style:country-asian="JP" style:font-style-asian="normal" style:font-weight-asian="normal" style:font-name-complex="HG ゴシックB Sun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112">
      <style:text-properties style:font-name="Droid Sans Fallback"/>
    </style:style>
    <style:style style:name="ce15" style:family="table-cell" style:parent-style-name="Default" style:data-style-name="N112">
      <style:table-cell-properties fo:wrap-option="wrap"/>
      <style:text-properties style:use-window-font-color="true" style:text-outline="false" style:text-line-through-style="none" style:text-line-through-type="none" style:font-name="Droid Sans Fallback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ja" style:country-asian="JP" style:font-style-asian="normal" style:font-weight-asian="normal" style:font-name-complex="HG ゴシックB Sun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 style:data-style-name="N114">
      <style:text-properties style:font-name="Droid Sans Fallback"/>
    </style:style>
    <style:style style:name="ce17" style:family="table-cell" style:parent-style-name="Default" style:data-style-name="N114">
      <style:table-cell-properties fo:wrap-option="wrap"/>
      <style:text-properties style:use-window-font-color="true" style:text-outline="false" style:text-line-through-style="none" style:text-line-through-type="none" style:font-name="Droid Sans Fallback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ja" style:country-asian="JP" style:font-style-asian="normal" style:font-weight-asian="normal" style:font-name-complex="HG ゴシックB Sun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2">
      <style:table-cell-properties fo:wrap-option="wrap"/>
      <style:text-properties style:use-window-font-color="true" style:text-outline="false" style:text-line-through-style="none" style:text-line-through-type="none" style:font-name="Droid Sans Fallback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ja" style:country-asian="JP" style:font-style-asian="normal" style:font-weight-asian="normal" style:font-name-complex="HG ゴシックB Sun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 style:data-style-name="N112">
      <style:table-cell-properties fo:wrap-option="wrap"/>
      <style:text-properties style:use-window-font-color="true" style:text-outline="false" style:text-line-through-style="none" style:text-line-through-type="none" style:font-name="Droid Sans Fallback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HG ゴシックB Sun" style:font-size-asian="10pt" style:language-asian="ja" style:country-asian="JP" style:font-style-asian="normal" style:font-weight-asian="normal" style:font-name-complex="HG ゴシックB Sun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 style:data-style-name="N113"/>
    <style:style style:name="ce21" style:family="table-cell" style:parent-style-name="Default" style:data-style-name="N113">
      <style:text-properties style:font-name="Droid Sans Fallback"/>
    </style:style>
    <style:style style:name="ce22" style:family="table-cell" style:parent-style-name="Default" style:data-style-name="N113">
      <style:table-cell-properties fo:wrap-option="wrap"/>
      <style:text-properties style:use-window-font-color="true" style:text-outline="false" style:text-line-through-style="none" style:text-line-through-type="none" style:font-name="Droid Sans Fallback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HG ゴシックB Sun" style:font-size-asian="10pt" style:language-asian="ja" style:country-asian="JP" style:font-style-asian="normal" style:font-weight-asian="normal" style:font-name-complex="HG ゴシックB Sun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 style:data-style-name="N2">
      <style:table-cell-properties fo:wrap-option="wrap"/>
      <style:text-properties style:use-window-font-color="true" style:text-outline="false" style:text-line-through-style="none" style:text-line-through-type="none" style:font-name="Droid Sans Fallback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HG ゴシックB Sun" style:font-size-asian="10pt" style:language-asian="ja" style:country-asian="JP" style:font-style-asian="normal" style:font-weight-asian="normal" style:font-name-complex="HG ゴシックB Sun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Airplane" table:style-name="ta1">
        <table:table-column table:style-name="co1" table:default-cell-style-name="ce1"/>
        <table:table-column table:style-name="co1" table:default-cell-style-name="ce5"/>
        <table:table-column table:style-name="co1" table:default-cell-style-name="ce2"/>
        <table:table-column table:style-name="co1" table:default-cell-style-name="ce3"/>
        <table:table-column table:style-name="co1" table:number-columns-repeated="2" table:default-cell-style-name="ce1"/>
        <table:table-row table:style-name="ro1">
          <table:table-cell office:value-type="string" calcext:value-type="string">
            <text:p>bp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SNR</text:p>
          </table:table-cell>
          <table:table-cell office:value-type="string" calcext:value-type="string">
            <text:p>MSSIM</text:p>
          </table:table-cell>
          <table:table-cell office:value-type="string" calcext:value-type="string">
            <text:p>MSDS1</text:p>
          </table:table-cell>
          <table:table-cell office:value-type="string" calcext:value-type="string">
            <text:p>MSDS2</text:p>
          </table:table-cell>
        </table:table-row>
        <table:table-row table:style-name="ro1">
          <table:table-cell office:value-type="float" office:value="0.2" calcext:value-type="float">
            <text:p>0.20</text:p>
          </table:table-cell>
          <table:table-cell office:value-type="float" office:value="2.19" calcext:value-type="float">
            <text:p>2.190</text:p>
          </table:table-cell>
          <table:table-cell office:value-type="float" office:value="21.4695937396276" calcext:value-type="float">
            <text:p>21.470</text:p>
          </table:table-cell>
          <table:table-cell office:value-type="float" office:value="0.598134616845644" calcext:value-type="float">
            <text:p>0.59813</text:p>
          </table:table-cell>
          <table:table-cell office:value-type="float" office:value="26241.5751953125" calcext:value-type="float">
            <text:p>26241.58</text:p>
          </table:table-cell>
          <table:table-cell office:value-type="float" office:value="8545.87561035156" calcext:value-type="float">
            <text:p>8545.88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3.38" calcext:value-type="float">
            <text:p>3.380</text:p>
          </table:table-cell>
          <table:table-cell office:value-type="float" office:value="24.3211966675538" calcext:value-type="float">
            <text:p>24.321</text:p>
          </table:table-cell>
          <table:table-cell office:value-type="float" office:value="0.700139822596897" calcext:value-type="float">
            <text:p>0.70014</text:p>
          </table:table-cell>
          <table:table-cell office:value-type="float" office:value="20263.5998535156" calcext:value-type="float">
            <text:p>20263.60</text:p>
          </table:table-cell>
          <table:table-cell office:value-type="float" office:value="7292.6767578125" calcext:value-type="float">
            <text:p>7292.68</text:p>
          </table:table-cell>
        </table:table-row>
        <table:table-row table:style-name="ro1">
          <table:table-cell office:value-type="float" office:value="0.3" calcext:value-type="float">
            <text:p>0.30</text:p>
          </table:table-cell>
          <table:table-cell office:value-type="float" office:value="4.27" calcext:value-type="float">
            <text:p>4.270</text:p>
          </table:table-cell>
          <table:table-cell office:value-type="float" office:value="25.5178473146221" calcext:value-type="float">
            <text:p>25.518</text:p>
          </table:table-cell>
          <table:table-cell office:value-type="float" office:value="0.729803823430724" calcext:value-type="float">
            <text:p>0.72980</text:p>
          </table:table-cell>
          <table:table-cell office:value-type="float" office:value="17028.2935791016" calcext:value-type="float">
            <text:p>17028.29</text:p>
          </table:table-cell>
          <table:table-cell office:value-type="float" office:value="6669.41149902344" calcext:value-type="float">
            <text:p>6669.41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5.32" calcext:value-type="float">
            <text:p>5.320</text:p>
          </table:table-cell>
          <table:table-cell office:value-type="float" office:value="26.6322534069596" calcext:value-type="float">
            <text:p>26.632</text:p>
          </table:table-cell>
          <table:table-cell office:value-type="float" office:value="0.758903413099572" calcext:value-type="float">
            <text:p>0.75890</text:p>
          </table:table-cell>
          <table:table-cell office:value-type="float" office:value="14895.1444091797" calcext:value-type="float">
            <text:p>14895.14</text:p>
          </table:table-cell>
          <table:table-cell office:value-type="float" office:value="5920.64562988281" calcext:value-type="float">
            <text:p>5920.65</text:p>
          </table:table-cell>
        </table:table-row>
        <table:table-row table:style-name="ro1">
          <table:table-cell office:value-type="float" office:value="0.4" calcext:value-type="float">
            <text:p>0.40</text:p>
          </table:table-cell>
          <table:table-cell office:value-type="float" office:value="6.54" calcext:value-type="float">
            <text:p>6.540</text:p>
          </table:table-cell>
          <table:table-cell office:value-type="float" office:value="27.6606655821348" calcext:value-type="float">
            <text:p>27.661</text:p>
          </table:table-cell>
          <table:table-cell office:value-type="float" office:value="0.787145030291736" calcext:value-type="float">
            <text:p>0.78715</text:p>
          </table:table-cell>
          <table:table-cell office:value-type="float" office:value="13102.8176269531" calcext:value-type="float">
            <text:p>13102.82</text:p>
          </table:table-cell>
          <table:table-cell office:value-type="float" office:value="5516.7177734375" calcext:value-type="float">
            <text:p>5516.72</text:p>
          </table:table-cell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7.91" calcext:value-type="float">
            <text:p>7.910</text:p>
          </table:table-cell>
          <table:table-cell office:value-type="float" office:value="28.5162901267499" calcext:value-type="float">
            <text:p>28.516</text:p>
          </table:table-cell>
          <table:table-cell office:value-type="float" office:value="0.807905271102989" calcext:value-type="float">
            <text:p>0.80791</text:p>
          </table:table-cell>
          <table:table-cell office:value-type="float" office:value="12003.8033447266" calcext:value-type="float">
            <text:p>12003.80</text:p>
          </table:table-cell>
          <table:table-cell office:value-type="float" office:value="5227.49822998047" calcext:value-type="float">
            <text:p>5227.50</text:p>
          </table:table-cell>
        </table:table-row>
        <table:table-row table:style-name="ro1">
          <table:table-cell office:value-type="float" office:value="0.5" calcext:value-type="float">
            <text:p>0.50</text:p>
          </table:table-cell>
          <table:table-cell office:value-type="float" office:value="9.32" calcext:value-type="float">
            <text:p>9.320</text:p>
          </table:table-cell>
          <table:table-cell office:value-type="float" office:value="29.2002222372311" calcext:value-type="float">
            <text:p>29.200</text:p>
          </table:table-cell>
          <table:table-cell office:value-type="float" office:value="0.823268268658508" calcext:value-type="float">
            <text:p>0.82327</text:p>
          </table:table-cell>
          <table:table-cell office:value-type="float" office:value="11228.5501708984" calcext:value-type="float">
            <text:p>11228.55</text:p>
          </table:table-cell>
          <table:table-cell office:value-type="float" office:value="4993.42028808594" calcext:value-type="float">
            <text:p>4993.42</text:p>
          </table:table-cell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10.79" calcext:value-type="float">
            <text:p>10.790</text:p>
          </table:table-cell>
          <table:table-cell office:value-type="float" office:value="29.8590167007424" calcext:value-type="float">
            <text:p>29.859</text:p>
          </table:table-cell>
          <table:table-cell office:value-type="float" office:value="0.841271566610819" calcext:value-type="float">
            <text:p>0.84127</text:p>
          </table:table-cell>
          <table:table-cell office:value-type="float" office:value="10467.2418212891" calcext:value-type="float">
            <text:p>10467.24</text:p>
          </table:table-cell>
          <table:table-cell office:value-type="float" office:value="4681.24084472656" calcext:value-type="float">
            <text:p>4681.24</text:p>
          </table:table-cell>
        </table:table-row>
        <table:table-row table:style-name="ro1">
          <table:table-cell office:value-type="float" office:value="0.6" calcext:value-type="float">
            <text:p>0.60</text:p>
          </table:table-cell>
          <table:table-cell office:value-type="float" office:value="12.46" calcext:value-type="float">
            <text:p>12.460</text:p>
          </table:table-cell>
          <table:table-cell office:value-type="float" office:value="30.4652843547138" calcext:value-type="float">
            <text:p>30.465</text:p>
          </table:table-cell>
          <table:table-cell office:value-type="float" office:value="0.852982464280236" calcext:value-type="float">
            <text:p>0.85298</text:p>
          </table:table-cell>
          <table:table-cell office:value-type="float" office:value="9951.27880859375" calcext:value-type="float">
            <text:p>9951.28</text:p>
          </table:table-cell>
          <table:table-cell office:value-type="float" office:value="4613.61602783203" calcext:value-type="float">
            <text:p>4613.62</text:p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14.04" calcext:value-type="float">
            <text:p>14.040</text:p>
          </table:table-cell>
          <table:table-cell office:value-type="float" office:value="30.9706867008416" calcext:value-type="float">
            <text:p>30.971</text:p>
          </table:table-cell>
          <table:table-cell office:value-type="float" office:value="0.8639178798491" calcext:value-type="float">
            <text:p>0.86392</text:p>
          </table:table-cell>
          <table:table-cell office:value-type="float" office:value="9369.09497070313" calcext:value-type="float">
            <text:p>9369.09</text:p>
          </table:table-cell>
          <table:table-cell office:value-type="float" office:value="4394.67590332031" calcext:value-type="float">
            <text:p>4394.68</text:p>
          </table:table-cell>
        </table:table-row>
        <table:table-row table:style-name="ro1">
          <table:table-cell office:value-type="float" office:value="0.7" calcext:value-type="float">
            <text:p>0.70</text:p>
          </table:table-cell>
          <table:table-cell office:value-type="float" office:value="15.85" calcext:value-type="float">
            <text:p>15.850</text:p>
          </table:table-cell>
          <table:table-cell office:value-type="float" office:value="31.4742749711667" calcext:value-type="float">
            <text:p>31.474</text:p>
          </table:table-cell>
          <table:table-cell office:value-type="float" office:value="0.874856591533891" calcext:value-type="float">
            <text:p>0.87486</text:p>
          </table:table-cell>
          <table:table-cell office:value-type="float" office:value="9051.0654296875" calcext:value-type="float">
            <text:p>9051.07</text:p>
          </table:table-cell>
          <table:table-cell office:value-type="float" office:value="4272.95111083984" calcext:value-type="float">
            <text:p>4272.95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17.7" calcext:value-type="float">
            <text:p>17.700</text:p>
          </table:table-cell>
          <table:table-cell office:value-type="float" office:value="31.921939480435" calcext:value-type="float">
            <text:p>31.922</text:p>
          </table:table-cell>
          <table:table-cell office:value-type="float" office:value="0.882756613934059" calcext:value-type="float">
            <text:p>0.88276</text:p>
          </table:table-cell>
          <table:table-cell office:value-type="float" office:value="8844.16284179688" calcext:value-type="float">
            <text:p>8844.16</text:p>
          </table:table-cell>
          <table:table-cell office:value-type="float" office:value="4165.15216064453" calcext:value-type="float">
            <text:p>4165.15</text:p>
          </table:table-cell>
        </table:table-row>
        <table:table-row table:style-name="ro1">
          <table:table-cell office:value-type="float" office:value="0.8" calcext:value-type="float">
            <text:p>0.80</text:p>
          </table:table-cell>
          <table:table-cell office:value-type="float" office:value="19.43" calcext:value-type="float">
            <text:p>19.430</text:p>
          </table:table-cell>
          <table:table-cell office:value-type="float" office:value="32.3111570871127" calcext:value-type="float">
            <text:p>32.311</text:p>
          </table:table-cell>
          <table:table-cell office:value-type="float" office:value="0.889520655137827" calcext:value-type="float">
            <text:p>0.88952</text:p>
          </table:table-cell>
          <table:table-cell office:value-type="float" office:value="8561.22644042969" calcext:value-type="float">
            <text:p>8561.23</text:p>
          </table:table-cell>
          <table:table-cell office:value-type="float" office:value="4084.28973388672" calcext:value-type="float">
            <text:p>4084.29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Default" office:value-type="string" calcext:value-type="string">
            <text:p>low_3_value</text:p>
          </table:table-cell>
          <table:table-cell table:style-name="ce2" office:value-type="string" calcext:value-type="string">
            <text:p>others_value</text:p>
          </table:table-cell>
          <table:table-cell table:number-columns-repeated="4"/>
        </table:table-row>
        <table:table-row table:style-name="ro2">
          <table:table-cell table:style-name="ce6" office:value-type="float" office:value="385395.045950378" calcext:value-type="float">
            <text:p>385395.045950378</text:p>
          </table:table-cell>
          <table:table-cell table:style-name="ce6" office:value-type="float" office:value="1235214.8081162" calcext:value-type="float">
            <text:p>1235214.8081162</text:p>
          </table:table-cell>
          <table:table-cell table:number-columns-repeated="4"/>
        </table:table-row>
        <table:table-row table:style-name="ro1" table:number-rows-repeated="1048558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Barbara" table:style-name="ta1">
        <table:table-column table:style-name="co1" table:default-cell-style-name="Default"/>
        <table:table-column table:style-name="co1" table:number-columns-repeated="2" table:default-cell-style-name="ce2"/>
        <table:table-column table:style-name="co1" table:default-cell-style-name="ce3"/>
        <table:table-column table:style-name="co1" table:number-columns-repeated="2" table:default-cell-style-name="ce1"/>
        <table:table-row table:style-name="ro1">
          <table:table-cell table:style-name="ce1" office:value-type="string" calcext:value-type="string">
            <text:p>bp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SNR</text:p>
          </table:table-cell>
          <table:table-cell office:value-type="string" calcext:value-type="string">
            <text:p>MSSIM</text:p>
          </table:table-cell>
          <table:table-cell office:value-type="string" calcext:value-type="string">
            <text:p>MSDS1</text:p>
          </table:table-cell>
          <table:table-cell office:value-type="string" calcext:value-type="string">
            <text:p>MSDS2</text:p>
          </table:table-cell>
        </table:table-row>
        <table:table-row table:style-name="ro1">
          <table:table-cell table:style-name="ce1" office:value-type="float" office:value="0.2" calcext:value-type="float">
            <text:p>0.20</text:p>
          </table:table-cell>
          <table:table-cell office:value-type="float" office:value="2.56" calcext:value-type="float">
            <text:p>2.560</text:p>
          </table:table-cell>
          <table:table-cell office:value-type="float" office:value="21.3883842727395" calcext:value-type="float">
            <text:p>21.388</text:p>
          </table:table-cell>
          <table:table-cell office:value-type="float" office:value="0.491236189463327" calcext:value-type="float">
            <text:p>0.49124</text:p>
          </table:table-cell>
          <table:table-cell office:value-type="float" office:value="20552.9532470703" calcext:value-type="float">
            <text:p>20552.95</text:p>
          </table:table-cell>
          <table:table-cell office:value-type="float" office:value="6779.20819091797" calcext:value-type="float">
            <text:p>6779.21</text:p>
          </table:table-cell>
        </table:table-row>
        <table:table-row table:style-name="ro1">
          <table:table-cell table:style-name="ce1" office:value-type="float" office:value="0.25" calcext:value-type="float">
            <text:p>0.25</text:p>
          </table:table-cell>
          <table:table-cell office:value-type="float" office:value="3.64" calcext:value-type="float">
            <text:p>3.640</text:p>
          </table:table-cell>
          <table:table-cell office:value-type="float" office:value="22.3886689856342" calcext:value-type="float">
            <text:p>22.389</text:p>
          </table:table-cell>
          <table:table-cell office:value-type="float" office:value="0.5464185124182" calcext:value-type="float">
            <text:p>0.54642</text:p>
          </table:table-cell>
          <table:table-cell office:value-type="float" office:value="19254.5593261719" calcext:value-type="float">
            <text:p>19254.56</text:p>
          </table:table-cell>
          <table:table-cell office:value-type="float" office:value="6971.57006835938" calcext:value-type="float">
            <text:p>6971.57</text:p>
          </table:table-cell>
        </table:table-row>
        <table:table-row table:style-name="ro1">
          <table:table-cell table:style-name="ce1" office:value-type="float" office:value="0.3" calcext:value-type="float">
            <text:p>0.30</text:p>
          </table:table-cell>
          <table:table-cell office:value-type="float" office:value="4.66" calcext:value-type="float">
            <text:p>4.660</text:p>
          </table:table-cell>
          <table:table-cell office:value-type="float" office:value="23.0242081811806" calcext:value-type="float">
            <text:p>23.024</text:p>
          </table:table-cell>
          <table:table-cell office:value-type="float" office:value="0.592600487134034" calcext:value-type="float">
            <text:p>0.59260</text:p>
          </table:table-cell>
          <table:table-cell office:value-type="float" office:value="19760.6506347656" calcext:value-type="float">
            <text:p>19760.65</text:p>
          </table:table-cell>
          <table:table-cell office:value-type="float" office:value="7293.43475341797" calcext:value-type="float">
            <text:p>7293.43</text:p>
          </table:table-cell>
        </table:table-row>
        <table:table-row table:style-name="ro1">
          <table:table-cell table:style-name="ce1" office:value-type="float" office:value="0.35" calcext:value-type="float">
            <text:p>0.35</text:p>
          </table:table-cell>
          <table:table-cell office:value-type="float" office:value="5.67" calcext:value-type="float">
            <text:p>5.670</text:p>
          </table:table-cell>
          <table:table-cell office:value-type="float" office:value="23.5867237484321" calcext:value-type="float">
            <text:p>23.587</text:p>
          </table:table-cell>
          <table:table-cell office:value-type="float" office:value="0.636235707778976" calcext:value-type="float">
            <text:p>0.63624</text:p>
          </table:table-cell>
          <table:table-cell office:value-type="float" office:value="21341.0137939453" calcext:value-type="float">
            <text:p>21341.01</text:p>
          </table:table-cell>
          <table:table-cell office:value-type="float" office:value="7984.515625" calcext:value-type="float">
            <text:p>7984.52</text:p>
          </table:table-cell>
        </table:table-row>
        <table:table-row table:style-name="ro1">
          <table:table-cell table:style-name="ce1" office:value-type="float" office:value="0.4" calcext:value-type="float">
            <text:p>0.40</text:p>
          </table:table-cell>
          <table:table-cell office:value-type="float" office:value="6.61" calcext:value-type="float">
            <text:p>6.610</text:p>
          </table:table-cell>
          <table:table-cell office:value-type="float" office:value="23.9958187000678" calcext:value-type="float">
            <text:p>23.996</text:p>
          </table:table-cell>
          <table:table-cell office:value-type="float" office:value="0.665323401641826" calcext:value-type="float">
            <text:p>0.66532</text:p>
          </table:table-cell>
          <table:table-cell office:value-type="float" office:value="23810.27734375" calcext:value-type="float">
            <text:p>23810.28</text:p>
          </table:table-cell>
          <table:table-cell office:value-type="float" office:value="8641.56365966797" calcext:value-type="float">
            <text:p>8641.56</text:p>
          </table:table-cell>
        </table:table-row>
        <table:table-row table:style-name="ro1">
          <table:table-cell table:style-name="ce1" office:value-type="float" office:value="0.45" calcext:value-type="float">
            <text:p>0.45</text:p>
          </table:table-cell>
          <table:table-cell office:value-type="float" office:value="7.51" calcext:value-type="float">
            <text:p>7.510</text:p>
          </table:table-cell>
          <table:table-cell office:value-type="float" office:value="24.3739030326083" calcext:value-type="float">
            <text:p>24.374</text:p>
          </table:table-cell>
          <table:table-cell office:value-type="float" office:value="0.693597632192764" calcext:value-type="float">
            <text:p>0.69360</text:p>
          </table:table-cell>
          <table:table-cell office:value-type="float" office:value="26440.5743408203" calcext:value-type="float">
            <text:p>26440.57</text:p>
          </table:table-cell>
          <table:table-cell office:value-type="float" office:value="9330.31024169922" calcext:value-type="float">
            <text:p>9330.31</text:p>
          </table:table-cell>
        </table:table-row>
        <table:table-row table:style-name="ro1">
          <table:table-cell table:style-name="ce1" office:value-type="float" office:value="0.5" calcext:value-type="float">
            <text:p>0.50</text:p>
          </table:table-cell>
          <table:table-cell office:value-type="float" office:value="8.4" calcext:value-type="float">
            <text:p>8.400</text:p>
          </table:table-cell>
          <table:table-cell office:value-type="float" office:value="24.7458929068574" calcext:value-type="float">
            <text:p>24.746</text:p>
          </table:table-cell>
          <table:table-cell office:value-type="float" office:value="0.717042095108787" calcext:value-type="float">
            <text:p>0.71704</text:p>
          </table:table-cell>
          <table:table-cell office:value-type="float" office:value="27581.0483398437" calcext:value-type="float">
            <text:p>27581.05</text:p>
          </table:table-cell>
          <table:table-cell office:value-type="float" office:value="9676.65191650391" calcext:value-type="float">
            <text:p>9676.65</text:p>
          </table:table-cell>
        </table:table-row>
        <table:table-row table:style-name="ro1">
          <table:table-cell table:style-name="ce1" office:value-type="float" office:value="0.55" calcext:value-type="float">
            <text:p>0.55</text:p>
          </table:table-cell>
          <table:table-cell office:value-type="float" office:value="9.38" calcext:value-type="float">
            <text:p>9.380</text:p>
          </table:table-cell>
          <table:table-cell office:value-type="float" office:value="25.1252789863416" calcext:value-type="float">
            <text:p>25.125</text:p>
          </table:table-cell>
          <table:table-cell office:value-type="float" office:value="0.737991190370971" calcext:value-type="float">
            <text:p>0.73799</text:p>
          </table:table-cell>
          <table:table-cell office:value-type="float" office:value="27507.1247558594" calcext:value-type="float">
            <text:p>27507.12</text:p>
          </table:table-cell>
          <table:table-cell office:value-type="float" office:value="9695.53460693359" calcext:value-type="float">
            <text:p>9695.53</text:p>
          </table:table-cell>
        </table:table-row>
        <table:table-row table:style-name="ro1">
          <table:table-cell table:style-name="ce1" office:value-type="float" office:value="0.6" calcext:value-type="float">
            <text:p>0.60</text:p>
          </table:table-cell>
          <table:table-cell office:value-type="float" office:value="10.38" calcext:value-type="float">
            <text:p>10.380</text:p>
          </table:table-cell>
          <table:table-cell office:value-type="float" office:value="25.4926102839003" calcext:value-type="float">
            <text:p>25.493</text:p>
          </table:table-cell>
          <table:table-cell office:value-type="float" office:value="0.7560848291439" calcext:value-type="float">
            <text:p>0.75608</text:p>
          </table:table-cell>
          <table:table-cell office:value-type="float" office:value="28367.8190917969" calcext:value-type="float">
            <text:p>28367.82</text:p>
          </table:table-cell>
          <table:table-cell office:value-type="float" office:value="10034.1192626953" calcext:value-type="float">
            <text:p>10034.12</text:p>
          </table:table-cell>
        </table:table-row>
        <table:table-row table:style-name="ro1">
          <table:table-cell table:style-name="ce1" office:value-type="float" office:value="0.65" calcext:value-type="float">
            <text:p>0.65</text:p>
          </table:table-cell>
          <table:table-cell office:value-type="float" office:value="11.4" calcext:value-type="float">
            <text:p>11.400</text:p>
          </table:table-cell>
          <table:table-cell office:value-type="float" office:value="25.8319348345909" calcext:value-type="float">
            <text:p>25.832</text:p>
          </table:table-cell>
          <table:table-cell office:value-type="float" office:value="0.771342964309111" calcext:value-type="float">
            <text:p>0.77134</text:p>
          </table:table-cell>
          <table:table-cell office:value-type="float" office:value="28737.4293212891" calcext:value-type="float">
            <text:p>28737.43</text:p>
          </table:table-cell>
          <table:table-cell office:value-type="float" office:value="10097.7884521484" calcext:value-type="float">
            <text:p>10097.79</text:p>
          </table:table-cell>
        </table:table-row>
        <table:table-row table:style-name="ro1">
          <table:table-cell table:style-name="ce1" office:value-type="float" office:value="0.7" calcext:value-type="float">
            <text:p>0.70</text:p>
          </table:table-cell>
          <table:table-cell office:value-type="float" office:value="12.35" calcext:value-type="float">
            <text:p>12.350</text:p>
          </table:table-cell>
          <table:table-cell office:value-type="float" office:value="26.1329761044253" calcext:value-type="float">
            <text:p>26.133</text:p>
          </table:table-cell>
          <table:table-cell office:value-type="float" office:value="0.783186556721413" calcext:value-type="float">
            <text:p>0.78319</text:p>
          </table:table-cell>
          <table:table-cell office:value-type="float" office:value="28401.2791748047" calcext:value-type="float">
            <text:p>28401.28</text:p>
          </table:table-cell>
          <table:table-cell office:value-type="float" office:value="10074.4653930664" calcext:value-type="float">
            <text:p>10074.47</text:p>
          </table:table-cell>
        </table:table-row>
        <table:table-row table:style-name="ro1">
          <table:table-cell table:style-name="ce1" office:value-type="float" office:value="0.75" calcext:value-type="float">
            <text:p>0.75</text:p>
          </table:table-cell>
          <table:table-cell office:value-type="float" office:value="13.44" calcext:value-type="float">
            <text:p>13.440</text:p>
          </table:table-cell>
          <table:table-cell office:value-type="float" office:value="26.4488821119869" calcext:value-type="float">
            <text:p>26.449</text:p>
          </table:table-cell>
          <table:table-cell office:value-type="float" office:value="0.79486702582828" calcext:value-type="float">
            <text:p>0.79487</text:p>
          </table:table-cell>
          <table:table-cell office:value-type="float" office:value="27974.2666015625" calcext:value-type="float">
            <text:p>27974.27</text:p>
          </table:table-cell>
          <table:table-cell office:value-type="float" office:value="9918.70764160156" calcext:value-type="float">
            <text:p>9918.71</text:p>
          </table:table-cell>
        </table:table-row>
        <table:table-row table:style-name="ro1">
          <table:table-cell table:style-name="ce1" office:value-type="float" office:value="0.8" calcext:value-type="float">
            <text:p>0.80</text:p>
          </table:table-cell>
          <table:table-cell office:value-type="float" office:value="14.65" calcext:value-type="float">
            <text:p>14.650</text:p>
          </table:table-cell>
          <table:table-cell office:value-type="float" office:value="26.812135264319" calcext:value-type="float">
            <text:p>26.812</text:p>
          </table:table-cell>
          <table:table-cell office:value-type="float" office:value="0.80751942043739" calcext:value-type="float">
            <text:p>0.80752</text:p>
          </table:table-cell>
          <table:table-cell office:value-type="float" office:value="27369.6887207031" calcext:value-type="float">
            <text:p>27369.69</text:p>
          </table:table-cell>
          <table:table-cell office:value-type="float" office:value="9766.17614746094" calcext:value-type="float">
            <text:p>9766.18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low_3_value</text:p>
          </table:table-cell>
          <table:table-cell office:value-type="string" calcext:value-type="string">
            <text:p>others_value</text:p>
          </table:table-cell>
          <table:table-cell table:number-columns-repeated="4"/>
        </table:table-row>
        <table:table-row table:style-name="ro1">
          <table:table-cell table:style-name="ce6" office:value-type="float" office:value="353131.369271497" calcext:value-type="float">
            <text:p>353131.369271497</text:p>
          </table:table-cell>
          <table:table-cell table:style-name="ce6" office:value-type="float" office:value="1848942.36842534" calcext:value-type="float">
            <text:p>1848942.36842534</text:p>
          </table:table-cell>
          <table:table-cell table:number-columns-repeated="4"/>
        </table:table-row>
        <table:table-row table:style-name="ro1" table:number-rows-repeated="1048558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Boat" table:style-name="ta1">
        <table:table-column table:style-name="co1" table:default-cell-style-name="Default"/>
        <table:table-column table:style-name="co1" table:number-columns-repeated="2" table:default-cell-style-name="ce2"/>
        <table:table-column table:style-name="co1" table:default-cell-style-name="Default"/>
        <table:table-column table:style-name="co1" table:number-columns-repeated="2" table:default-cell-style-name="ce1"/>
        <table:table-row table:style-name="ro1">
          <table:table-cell table:style-name="ce1" office:value-type="string" calcext:value-type="string">
            <text:p>bp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SNR</text:p>
          </table:table-cell>
          <table:table-cell table:style-name="ce3" office:value-type="string" calcext:value-type="string">
            <text:p>MSSIM</text:p>
          </table:table-cell>
          <table:table-cell office:value-type="string" calcext:value-type="string">
            <text:p>MSDS1</text:p>
          </table:table-cell>
          <table:table-cell office:value-type="string" calcext:value-type="string">
            <text:p>MSDS2</text:p>
          </table:table-cell>
        </table:table-row>
        <table:table-row table:style-name="ro1">
          <table:table-cell table:style-name="ce1" office:value-type="float" office:value="0.2" calcext:value-type="float">
            <text:p>0.20</text:p>
          </table:table-cell>
          <table:table-cell office:value-type="float" office:value="2.41" calcext:value-type="float">
            <text:p>2.410</text:p>
          </table:table-cell>
          <table:table-cell office:value-type="float" office:value="22.6861881038931" calcext:value-type="float">
            <text:p>22.686</text:p>
          </table:table-cell>
          <table:table-cell table:style-name="ce3" office:value-type="float" office:value="0.595356376956222" calcext:value-type="float">
            <text:p>0.59536</text:p>
          </table:table-cell>
          <table:table-cell office:value-type="float" office:value="21927.2158203125" calcext:value-type="float">
            <text:p>21927.22</text:p>
          </table:table-cell>
          <table:table-cell office:value-type="float" office:value="7065.22491455078" calcext:value-type="float">
            <text:p>7065.22</text:p>
          </table:table-cell>
        </table:table-row>
        <table:table-row table:style-name="ro1">
          <table:table-cell table:style-name="ce1" office:value-type="float" office:value="0.25" calcext:value-type="float">
            <text:p>0.25</text:p>
          </table:table-cell>
          <table:table-cell office:value-type="float" office:value="3.39" calcext:value-type="float">
            <text:p>3.390</text:p>
          </table:table-cell>
          <table:table-cell office:value-type="float" office:value="24.1406652104216" calcext:value-type="float">
            <text:p>24.141</text:p>
          </table:table-cell>
          <table:table-cell table:style-name="ce3" office:value-type="float" office:value="0.641444136883996" calcext:value-type="float">
            <text:p>0.64144</text:p>
          </table:table-cell>
          <table:table-cell office:value-type="float" office:value="18929.29296875" calcext:value-type="float">
            <text:p>18929.29</text:p>
          </table:table-cell>
          <table:table-cell office:value-type="float" office:value="6477.708984375" calcext:value-type="float">
            <text:p>6477.71</text:p>
          </table:table-cell>
        </table:table-row>
        <table:table-row table:style-name="ro1">
          <table:table-cell table:style-name="ce1" office:value-type="float" office:value="0.3" calcext:value-type="float">
            <text:p>0.30</text:p>
          </table:table-cell>
          <table:table-cell office:value-type="float" office:value="4.51" calcext:value-type="float">
            <text:p>4.510</text:p>
          </table:table-cell>
          <table:table-cell office:value-type="float" office:value="25.4190449662563" calcext:value-type="float">
            <text:p>25.419</text:p>
          </table:table-cell>
          <table:table-cell table:style-name="ce3" office:value-type="float" office:value="0.68895452394366" calcext:value-type="float">
            <text:p>0.68895</text:p>
          </table:table-cell>
          <table:table-cell office:value-type="float" office:value="16456.572265625" calcext:value-type="float">
            <text:p>16456.57</text:p>
          </table:table-cell>
          <table:table-cell office:value-type="float" office:value="6059.31158447266" calcext:value-type="float">
            <text:p>6059.31</text:p>
          </table:table-cell>
        </table:table-row>
        <table:table-row table:style-name="ro1">
          <table:table-cell table:style-name="ce1" office:value-type="float" office:value="0.35" calcext:value-type="float">
            <text:p>0.35</text:p>
          </table:table-cell>
          <table:table-cell office:value-type="float" office:value="5.57" calcext:value-type="float">
            <text:p>5.570</text:p>
          </table:table-cell>
          <table:table-cell office:value-type="float" office:value="26.2967665457084" calcext:value-type="float">
            <text:p>26.297</text:p>
          </table:table-cell>
          <table:table-cell table:style-name="ce3" office:value-type="float" office:value="0.724723544496817" calcext:value-type="float">
            <text:p>0.72472</text:p>
          </table:table-cell>
          <table:table-cell office:value-type="float" office:value="14981.0939941406" calcext:value-type="float">
            <text:p>14981.09</text:p>
          </table:table-cell>
          <table:table-cell office:value-type="float" office:value="5516.67395019531" calcext:value-type="float">
            <text:p>5516.67</text:p>
          </table:table-cell>
        </table:table-row>
        <table:table-row table:style-name="ro1">
          <table:table-cell table:style-name="ce1" office:value-type="float" office:value="0.4" calcext:value-type="float">
            <text:p>0.40</text:p>
          </table:table-cell>
          <table:table-cell office:value-type="float" office:value="6.7" calcext:value-type="float">
            <text:p>6.700</text:p>
          </table:table-cell>
          <table:table-cell office:value-type="float" office:value="27.05526399426" calcext:value-type="float">
            <text:p>27.055</text:p>
          </table:table-cell>
          <table:table-cell table:style-name="ce3" office:value-type="float" office:value="0.752056039542786" calcext:value-type="float">
            <text:p>0.75206</text:p>
          </table:table-cell>
          <table:table-cell office:value-type="float" office:value="13719.6400146484" calcext:value-type="float">
            <text:p>13719.64</text:p>
          </table:table-cell>
          <table:table-cell office:value-type="float" office:value="5293.44964599609" calcext:value-type="float">
            <text:p>5293.45</text:p>
          </table:table-cell>
        </table:table-row>
        <table:table-row table:style-name="ro1">
          <table:table-cell table:style-name="ce1" office:value-type="float" office:value="0.45" calcext:value-type="float">
            <text:p>0.45</text:p>
          </table:table-cell>
          <table:table-cell office:value-type="float" office:value="7.88" calcext:value-type="float">
            <text:p>7.880</text:p>
          </table:table-cell>
          <table:table-cell office:value-type="float" office:value="27.7161429001289" calcext:value-type="float">
            <text:p>27.716</text:p>
          </table:table-cell>
          <table:table-cell table:style-name="ce3" office:value-type="float" office:value="0.774555627800206" calcext:value-type="float">
            <text:p>0.77456</text:p>
          </table:table-cell>
          <table:table-cell office:value-type="float" office:value="13131.4663085938" calcext:value-type="float">
            <text:p>13131.47</text:p>
          </table:table-cell>
          <table:table-cell office:value-type="float" office:value="5143.70434570313" calcext:value-type="float">
            <text:p>5143.70</text:p>
          </table:table-cell>
        </table:table-row>
        <table:table-row table:style-name="ro1">
          <table:table-cell table:style-name="ce1" office:value-type="float" office:value="0.5" calcext:value-type="float">
            <text:p>0.50</text:p>
          </table:table-cell>
          <table:table-cell office:value-type="float" office:value="9.08" calcext:value-type="float">
            <text:p>9.080</text:p>
          </table:table-cell>
          <table:table-cell office:value-type="float" office:value="28.2909541086041" calcext:value-type="float">
            <text:p>28.291</text:p>
          </table:table-cell>
          <table:table-cell table:style-name="ce3" office:value-type="float" office:value="0.79425156745071" calcext:value-type="float">
            <text:p>0.79425</text:p>
          </table:table-cell>
          <table:table-cell office:value-type="float" office:value="12543.5772705078" calcext:value-type="float">
            <text:p>12543.58</text:p>
          </table:table-cell>
          <table:table-cell office:value-type="float" office:value="4917.48724365234" calcext:value-type="float">
            <text:p>4917.49</text:p>
          </table:table-cell>
        </table:table-row>
        <table:table-row table:style-name="ro1">
          <table:table-cell table:style-name="ce1" office:value-type="float" office:value="0.55" calcext:value-type="float">
            <text:p>0.55</text:p>
          </table:table-cell>
          <table:table-cell office:value-type="float" office:value="10.36" calcext:value-type="float">
            <text:p>10.360</text:p>
          </table:table-cell>
          <table:table-cell office:value-type="float" office:value="28.8250253126817" calcext:value-type="float">
            <text:p>28.825</text:p>
          </table:table-cell>
          <table:table-cell table:style-name="ce3" office:value-type="float" office:value="0.809553243847792" calcext:value-type="float">
            <text:p>0.80955</text:p>
          </table:table-cell>
          <table:table-cell office:value-type="float" office:value="11877.6494140625" calcext:value-type="float">
            <text:p>11877.65</text:p>
          </table:table-cell>
          <table:table-cell office:value-type="float" office:value="4658.61779785156" calcext:value-type="float">
            <text:p>4658.62</text:p>
          </table:table-cell>
        </table:table-row>
        <table:table-row table:style-name="ro1">
          <table:table-cell table:style-name="ce1" office:value-type="float" office:value="0.6" calcext:value-type="float">
            <text:p>0.60</text:p>
          </table:table-cell>
          <table:table-cell office:value-type="float" office:value="11.66" calcext:value-type="float">
            <text:p>11.660</text:p>
          </table:table-cell>
          <table:table-cell office:value-type="float" office:value="29.3014646961455" calcext:value-type="float">
            <text:p>29.301</text:p>
          </table:table-cell>
          <table:table-cell table:style-name="ce3" office:value-type="float" office:value="0.825244604122952" calcext:value-type="float">
            <text:p>0.82524</text:p>
          </table:table-cell>
          <table:table-cell office:value-type="float" office:value="11446.3955078125" calcext:value-type="float">
            <text:p>11446.40</text:p>
          </table:table-cell>
          <table:table-cell office:value-type="float" office:value="4494.22015380859" calcext:value-type="float">
            <text:p>4494.22</text:p>
          </table:table-cell>
        </table:table-row>
        <table:table-row table:style-name="ro1">
          <table:table-cell table:style-name="ce1" office:value-type="float" office:value="0.65" calcext:value-type="float">
            <text:p>0.65</text:p>
          </table:table-cell>
          <table:table-cell office:value-type="float" office:value="13.12" calcext:value-type="float">
            <text:p>13.120</text:p>
          </table:table-cell>
          <table:table-cell office:value-type="float" office:value="29.7107217238022" calcext:value-type="float">
            <text:p>29.711</text:p>
          </table:table-cell>
          <table:table-cell table:style-name="ce3" office:value-type="float" office:value="0.83546361871203" calcext:value-type="float">
            <text:p>0.83546</text:p>
          </table:table-cell>
          <table:table-cell office:value-type="float" office:value="11184.4022216797" calcext:value-type="float">
            <text:p>11184.40</text:p>
          </table:table-cell>
          <table:table-cell office:value-type="float" office:value="4354.05511474609" calcext:value-type="float">
            <text:p>4354.06</text:p>
          </table:table-cell>
        </table:table-row>
        <table:table-row table:style-name="ro1">
          <table:table-cell table:style-name="ce1" office:value-type="float" office:value="0.7" calcext:value-type="float">
            <text:p>0.70</text:p>
          </table:table-cell>
          <table:table-cell office:value-type="float" office:value="14.47" calcext:value-type="float">
            <text:p>14.470</text:p>
          </table:table-cell>
          <table:table-cell office:value-type="float" office:value="30.1066335125943" calcext:value-type="float">
            <text:p>30.107</text:p>
          </table:table-cell>
          <table:table-cell table:style-name="ce3" office:value-type="float" office:value="0.84670394402316" calcext:value-type="float">
            <text:p>0.84670</text:p>
          </table:table-cell>
          <table:table-cell office:value-type="float" office:value="10771.3543701172" calcext:value-type="float">
            <text:p>10771.35</text:p>
          </table:table-cell>
          <table:table-cell office:value-type="float" office:value="4247.82629394531" calcext:value-type="float">
            <text:p>4247.83</text:p>
          </table:table-cell>
        </table:table-row>
        <table:table-row table:style-name="ro1">
          <table:table-cell table:style-name="ce1" office:value-type="float" office:value="0.75" calcext:value-type="float">
            <text:p>0.75</text:p>
          </table:table-cell>
          <table:table-cell office:value-type="float" office:value="15.93" calcext:value-type="float">
            <text:p>15.930</text:p>
          </table:table-cell>
          <table:table-cell office:value-type="float" office:value="30.4640707547592" calcext:value-type="float">
            <text:p>30.464</text:p>
          </table:table-cell>
          <table:table-cell table:style-name="ce3" office:value-type="float" office:value="0.855303101099637" calcext:value-type="float">
            <text:p>0.85530</text:p>
          </table:table-cell>
          <table:table-cell office:value-type="float" office:value="10674.9780273437" calcext:value-type="float">
            <text:p>10674.98</text:p>
          </table:table-cell>
          <table:table-cell office:value-type="float" office:value="4163.07153320313" calcext:value-type="float">
            <text:p>4163.07</text:p>
          </table:table-cell>
        </table:table-row>
        <table:table-row table:style-name="ro1">
          <table:table-cell table:style-name="ce1" office:value-type="float" office:value="0.8" calcext:value-type="float">
            <text:p>0.80</text:p>
          </table:table-cell>
          <table:table-cell office:value-type="float" office:value="17.7" calcext:value-type="float">
            <text:p>17.700</text:p>
          </table:table-cell>
          <table:table-cell office:value-type="float" office:value="30.8579965027598" calcext:value-type="float">
            <text:p>30.858</text:p>
          </table:table-cell>
          <table:table-cell table:style-name="ce3" office:value-type="float" office:value="0.865614531829929" calcext:value-type="float">
            <text:p>0.86561</text:p>
          </table:table-cell>
          <table:table-cell office:value-type="float" office:value="10247.671875" calcext:value-type="float">
            <text:p>10247.67</text:p>
          </table:table-cell>
          <table:table-cell office:value-type="float" office:value="3966.80133056641" calcext:value-type="float">
            <text:p>3966.80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low_3_value</text:p>
          </table:table-cell>
          <table:table-cell office:value-type="string" calcext:value-type="string">
            <text:p>others_value</text:p>
          </table:table-cell>
          <table:table-cell table:number-columns-repeated="4"/>
        </table:table-row>
        <table:table-row table:style-name="ro1">
          <table:table-cell table:style-name="ce6" office:value-type="float" office:value="386018.325769922" calcext:value-type="float">
            <text:p>386018.325769922</text:p>
          </table:table-cell>
          <table:table-cell table:style-name="ce6" office:value-type="float" office:value="1386835.93219622" calcext:value-type="float">
            <text:p>1386835.93219622</text:p>
          </table:table-cell>
          <table:table-cell table:number-columns-repeated="4"/>
        </table:table-row>
        <table:table-row table:style-name="ro1" table:number-rows-repeated="1048558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Goldhill" table:style-name="ta1">
        <table:table-column table:style-name="co1" table:default-cell-style-name="Default"/>
        <table:table-column table:style-name="co1" table:number-columns-repeated="2" table:default-cell-style-name="ce2"/>
        <table:table-column table:style-name="co1" table:default-cell-style-name="Default"/>
        <table:table-column table:style-name="co1" table:number-columns-repeated="2" table:default-cell-style-name="ce1"/>
        <table:table-row table:style-name="ro1">
          <table:table-cell table:style-name="ce1" office:value-type="string" calcext:value-type="string">
            <text:p>bp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SNR</text:p>
          </table:table-cell>
          <table:table-cell table:style-name="ce3" office:value-type="string" calcext:value-type="string">
            <text:p>MSSIM</text:p>
          </table:table-cell>
          <table:table-cell office:value-type="string" calcext:value-type="string">
            <text:p>MSDS1</text:p>
          </table:table-cell>
          <table:table-cell office:value-type="string" calcext:value-type="string">
            <text:p>MSDS2</text:p>
          </table:table-cell>
        </table:table-row>
        <table:table-row table:style-name="ro1">
          <table:table-cell table:style-name="ce1" office:value-type="float" office:value="0.2" calcext:value-type="float">
            <text:p>0.20</text:p>
          </table:table-cell>
          <table:table-cell office:value-type="float" office:value="2.9" calcext:value-type="float">
            <text:p>2.900</text:p>
          </table:table-cell>
          <table:table-cell office:value-type="float" office:value="23.5215456718101" calcext:value-type="float">
            <text:p>23.522</text:p>
          </table:table-cell>
          <table:table-cell table:style-name="ce3" office:value-type="float" office:value="0.502966073090708" calcext:value-type="float">
            <text:p>0.50297</text:p>
          </table:table-cell>
          <table:table-cell office:value-type="float" office:value="15688.3365478516" calcext:value-type="float">
            <text:p>15688.34</text:p>
          </table:table-cell>
          <table:table-cell office:value-type="float" office:value="4777.58245849609" calcext:value-type="float">
            <text:p>4777.58</text:p>
          </table:table-cell>
        </table:table-row>
        <table:table-row table:style-name="ro1">
          <table:table-cell table:style-name="ce1" office:value-type="float" office:value="0.25" calcext:value-type="float">
            <text:p>0.25</text:p>
          </table:table-cell>
          <table:table-cell office:value-type="float" office:value="4.18" calcext:value-type="float">
            <text:p>4.180</text:p>
          </table:table-cell>
          <table:table-cell office:value-type="float" office:value="25.281335591233" calcext:value-type="float">
            <text:p>25.281</text:p>
          </table:table-cell>
          <table:table-cell table:style-name="ce3" office:value-type="float" office:value="0.579851979287695" calcext:value-type="float">
            <text:p>0.57985</text:p>
          </table:table-cell>
          <table:table-cell office:value-type="float" office:value="12203.0915527344" calcext:value-type="float">
            <text:p>12203.09</text:p>
          </table:table-cell>
          <table:table-cell office:value-type="float" office:value="4107.99285888672" calcext:value-type="float">
            <text:p>4107.99</text:p>
          </table:table-cell>
        </table:table-row>
        <table:table-row table:style-name="ro1">
          <table:table-cell table:style-name="ce1" office:value-type="float" office:value="0.3" calcext:value-type="float">
            <text:p>0.30</text:p>
          </table:table-cell>
          <table:table-cell office:value-type="float" office:value="5.35" calcext:value-type="float">
            <text:p>5.350</text:p>
          </table:table-cell>
          <table:table-cell office:value-type="float" office:value="26.2319536819188" calcext:value-type="float">
            <text:p>26.232</text:p>
          </table:table-cell>
          <table:table-cell table:style-name="ce3" office:value-type="float" office:value="0.62371241269565" calcext:value-type="float">
            <text:p>0.62371</text:p>
          </table:table-cell>
          <table:table-cell office:value-type="float" office:value="11263.9016113281" calcext:value-type="float">
            <text:p>11263.90</text:p>
          </table:table-cell>
          <table:table-cell office:value-type="float" office:value="3920.95880126953" calcext:value-type="float">
            <text:p>3920.96</text:p>
          </table:table-cell>
        </table:table-row>
        <table:table-row table:style-name="ro1">
          <table:table-cell table:style-name="ce1" office:value-type="float" office:value="0.35" calcext:value-type="float">
            <text:p>0.35</text:p>
          </table:table-cell>
          <table:table-cell office:value-type="float" office:value="6.49" calcext:value-type="float">
            <text:p>6.490</text:p>
          </table:table-cell>
          <table:table-cell office:value-type="float" office:value="26.9999456073746" calcext:value-type="float">
            <text:p>27.000</text:p>
          </table:table-cell>
          <table:table-cell table:style-name="ce3" office:value-type="float" office:value="0.662244511776499" calcext:value-type="float">
            <text:p>0.66224</text:p>
          </table:table-cell>
          <table:table-cell office:value-type="float" office:value="10452.6450195313" calcext:value-type="float">
            <text:p>10452.65</text:p>
          </table:table-cell>
          <table:table-cell office:value-type="float" office:value="3730.005859375" calcext:value-type="float">
            <text:p>3730.01</text:p>
          </table:table-cell>
        </table:table-row>
        <table:table-row table:style-name="ro1">
          <table:table-cell table:style-name="ce1" office:value-type="float" office:value="0.4" calcext:value-type="float">
            <text:p>0.40</text:p>
          </table:table-cell>
          <table:table-cell office:value-type="float" office:value="7.72" calcext:value-type="float">
            <text:p>7.720</text:p>
          </table:table-cell>
          <table:table-cell office:value-type="float" office:value="27.6139456066753" calcext:value-type="float">
            <text:p>27.614</text:p>
          </table:table-cell>
          <table:table-cell table:style-name="ce3" office:value-type="float" office:value="0.688270837654021" calcext:value-type="float">
            <text:p>0.68827</text:p>
          </table:table-cell>
          <table:table-cell office:value-type="float" office:value="9645.50622558594" calcext:value-type="float">
            <text:p>9645.51</text:p>
          </table:table-cell>
          <table:table-cell office:value-type="float" office:value="3520.62780761719" calcext:value-type="float">
            <text:p>3520.63</text:p>
          </table:table-cell>
        </table:table-row>
        <table:table-row table:style-name="ro1">
          <table:table-cell table:style-name="ce1" office:value-type="float" office:value="0.45" calcext:value-type="float">
            <text:p>0.45</text:p>
          </table:table-cell>
          <table:table-cell office:value-type="float" office:value="8.91" calcext:value-type="float">
            <text:p>8.910</text:p>
          </table:table-cell>
          <table:table-cell office:value-type="float" office:value="28.0947335038739" calcext:value-type="float">
            <text:p>28.095</text:p>
          </table:table-cell>
          <table:table-cell table:style-name="ce3" office:value-type="float" office:value="0.710789838308353" calcext:value-type="float">
            <text:p>0.71079</text:p>
          </table:table-cell>
          <table:table-cell office:value-type="float" office:value="9009.31030273438" calcext:value-type="float">
            <text:p>9009.31</text:p>
          </table:table-cell>
          <table:table-cell office:value-type="float" office:value="3321.90563964844" calcext:value-type="float">
            <text:p>3321.91</text:p>
          </table:table-cell>
        </table:table-row>
        <table:table-row table:style-name="ro1">
          <table:table-cell table:style-name="ce1" office:value-type="float" office:value="0.5" calcext:value-type="float">
            <text:p>0.50</text:p>
          </table:table-cell>
          <table:table-cell table:style-name="Default" office:value-type="float" office:value="11.39" calcext:value-type="float">
            <text:p>11.39</text:p>
          </table:table-cell>
          <table:table-cell office:value-type="float" office:value="28.9476514079117" calcext:value-type="float">
            <text:p>28.948</text:p>
          </table:table-cell>
          <table:table-cell table:style-name="ce3" office:value-type="float" office:value="0.746498583742833" calcext:value-type="float">
            <text:p>0.74650</text:p>
          </table:table-cell>
          <table:table-cell office:value-type="float" office:value="8342.93603515625" calcext:value-type="float">
            <text:p>8342.94</text:p>
          </table:table-cell>
          <table:table-cell office:value-type="float" office:value="3109.59710693359" calcext:value-type="float">
            <text:p>3109.60</text:p>
          </table:table-cell>
        </table:table-row>
        <table:table-row table:style-name="ro1">
          <table:table-cell table:style-name="ce1" office:value-type="float" office:value="0.55" calcext:value-type="float">
            <text:p>0.55</text:p>
          </table:table-cell>
          <table:table-cell office:value-type="float" office:value="11.39" calcext:value-type="float">
            <text:p>11.390</text:p>
          </table:table-cell>
          <table:table-cell office:value-type="float" office:value="28.9476514079117" calcext:value-type="float">
            <text:p>28.948</text:p>
          </table:table-cell>
          <table:table-cell table:style-name="ce3" office:value-type="float" office:value="0.746498583742833" calcext:value-type="float">
            <text:p>0.74650</text:p>
          </table:table-cell>
          <table:table-cell office:value-type="float" office:value="8342.93603515625" calcext:value-type="float">
            <text:p>8342.94</text:p>
          </table:table-cell>
          <table:table-cell office:value-type="float" office:value="3109.59710693359" calcext:value-type="float">
            <text:p>3109.60</text:p>
          </table:table-cell>
        </table:table-row>
        <table:table-row table:style-name="ro1">
          <table:table-cell table:style-name="ce1" office:value-type="float" office:value="0.6" calcext:value-type="float">
            <text:p>0.60</text:p>
          </table:table-cell>
          <table:table-cell office:value-type="float" office:value="12.61" calcext:value-type="float">
            <text:p>12.610</text:p>
          </table:table-cell>
          <table:table-cell office:value-type="float" office:value="29.2835679615245" calcext:value-type="float">
            <text:p>29.284</text:p>
          </table:table-cell>
          <table:table-cell table:style-name="ce3" office:value-type="float" office:value="0.760427856596494" calcext:value-type="float">
            <text:p>0.76043</text:p>
          </table:table-cell>
          <table:table-cell office:value-type="float" office:value="8054.06726074219" calcext:value-type="float">
            <text:p>8054.07</text:p>
          </table:table-cell>
          <table:table-cell office:value-type="float" office:value="3060.58203125" calcext:value-type="float">
            <text:p>3060.58</text:p>
          </table:table-cell>
        </table:table-row>
        <table:table-row table:style-name="ro1">
          <table:table-cell table:style-name="ce1" office:value-type="float" office:value="0.65" calcext:value-type="float">
            <text:p>0.65</text:p>
          </table:table-cell>
          <table:table-cell office:value-type="float" office:value="13.86" calcext:value-type="float">
            <text:p>13.860</text:p>
          </table:table-cell>
          <table:table-cell office:value-type="float" office:value="29.5981462899354" calcext:value-type="float">
            <text:p>29.598</text:p>
          </table:table-cell>
          <table:table-cell table:style-name="ce3" office:value-type="float" office:value="0.774981623742089" calcext:value-type="float">
            <text:p>0.77498</text:p>
          </table:table-cell>
          <table:table-cell office:value-type="float" office:value="7950.83471679688" calcext:value-type="float">
            <text:p>7950.83</text:p>
          </table:table-cell>
          <table:table-cell office:value-type="float" office:value="3001.60504150391" calcext:value-type="float">
            <text:p>3001.61</text:p>
          </table:table-cell>
        </table:table-row>
        <table:table-row table:style-name="ro1">
          <table:table-cell table:style-name="ce1" office:value-type="float" office:value="0.7" calcext:value-type="float">
            <text:p>0.70</text:p>
          </table:table-cell>
          <table:table-cell office:value-type="float" office:value="15.18" calcext:value-type="float">
            <text:p>15.180</text:p>
          </table:table-cell>
          <table:table-cell office:value-type="float" office:value="29.8928069431048" calcext:value-type="float">
            <text:p>29.893</text:p>
          </table:table-cell>
          <table:table-cell table:style-name="ce3" office:value-type="float" office:value="0.786046787284551" calcext:value-type="float">
            <text:p>0.78605</text:p>
          </table:table-cell>
          <table:table-cell office:value-type="float" office:value="7841.716796875" calcext:value-type="float">
            <text:p>7841.72</text:p>
          </table:table-cell>
          <table:table-cell office:value-type="float" office:value="3006.89270019531" calcext:value-type="float">
            <text:p>3006.89</text:p>
          </table:table-cell>
        </table:table-row>
        <table:table-row table:style-name="ro1">
          <table:table-cell table:style-name="ce1" office:value-type="float" office:value="0.75" calcext:value-type="float">
            <text:p>0.75</text:p>
          </table:table-cell>
          <table:table-cell office:value-type="float" office:value="16.2" calcext:value-type="float">
            <text:p>16.200</text:p>
          </table:table-cell>
          <table:table-cell office:value-type="float" office:value="30.119" calcext:value-type="float">
            <text:p>30.119</text:p>
          </table:table-cell>
          <table:table-cell table:style-name="ce3" office:value-type="float" office:value="0.79441" calcext:value-type="float">
            <text:p>0.79441</text:p>
          </table:table-cell>
          <table:table-cell office:value-type="float" office:value="7748.16" calcext:value-type="float">
            <text:p>7748.16</text:p>
          </table:table-cell>
          <table:table-cell office:value-type="float" office:value="3005.98" calcext:value-type="float">
            <text:p>3005.98</text:p>
          </table:table-cell>
        </table:table-row>
        <table:table-row table:style-name="ro1">
          <table:table-cell table:style-name="ce1" office:value-type="float" office:value="0.8" calcext:value-type="float">
            <text:p>0.80</text:p>
          </table:table-cell>
          <table:table-cell office:value-type="float" office:value="17.87" calcext:value-type="float">
            <text:p>17.870</text:p>
          </table:table-cell>
          <table:table-cell office:value-type="float" office:value="30.4386361241963" calcext:value-type="float">
            <text:p>30.439</text:p>
          </table:table-cell>
          <table:table-cell table:style-name="ce3" office:value-type="float" office:value="0.805983093398199" calcext:value-type="float">
            <text:p>0.80598</text:p>
          </table:table-cell>
          <table:table-cell office:value-type="float" office:value="7432.85656738281" calcext:value-type="float">
            <text:p>7432.86</text:p>
          </table:table-cell>
          <table:table-cell office:value-type="float" office:value="2939.16351318359" calcext:value-type="float">
            <text:p>2939.16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low_3_value</text:p>
          </table:table-cell>
          <table:table-cell office:value-type="string" calcext:value-type="string">
            <text:p>others_value</text:p>
          </table:table-cell>
          <table:table-cell table:number-columns-repeated="4"/>
        </table:table-row>
        <table:table-row table:style-name="ro1">
          <table:table-cell table:style-name="ce6" office:value-type="float" office:value="350284.746925649" calcext:value-type="float">
            <text:p>350284.746925649</text:p>
          </table:table-cell>
          <table:table-cell table:style-name="ce6" office:value-type="float" office:value="1497098.61810852" calcext:value-type="float">
            <text:p>1497098.61810852</text:p>
          </table:table-cell>
          <table:table-cell table:number-columns-repeated="4"/>
        </table:table-row>
        <table:table-row table:style-name="ro1" table:number-rows-repeated="1048558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Lenna" table:style-name="ta1">
        <table:table-column table:style-name="co1" table:default-cell-style-name="Default"/>
        <table:table-column table:style-name="co1" table:number-columns-repeated="2" table:default-cell-style-name="ce2"/>
        <table:table-column table:style-name="co1" table:default-cell-style-name="Default"/>
        <table:table-column table:style-name="co1" table:number-columns-repeated="2" table:default-cell-style-name="ce1"/>
        <table:table-row table:style-name="ro1">
          <table:table-cell table:style-name="ce1" office:value-type="string" calcext:value-type="string">
            <text:p>bp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SNR</text:p>
          </table:table-cell>
          <table:table-cell table:style-name="ce3" office:value-type="string" calcext:value-type="string">
            <text:p>MSSIM</text:p>
          </table:table-cell>
          <table:table-cell office:value-type="string" calcext:value-type="string">
            <text:p>MSDS1</text:p>
          </table:table-cell>
          <table:table-cell office:value-type="string" calcext:value-type="string">
            <text:p>MSDS2</text:p>
          </table:table-cell>
        </table:table-row>
        <table:table-row table:style-name="ro1">
          <table:table-cell table:style-name="ce1" office:value-type="float" office:value="0.2" calcext:value-type="float">
            <text:p>0.20</text:p>
          </table:table-cell>
          <table:table-cell office:value-type="float" office:value="2.61" calcext:value-type="float">
            <text:p>2.610</text:p>
          </table:table-cell>
          <table:table-cell office:value-type="float" office:value="23.617017239693" calcext:value-type="float">
            <text:p>23.617</text:p>
          </table:table-cell>
          <table:table-cell table:style-name="ce3" office:value-type="float" office:value="0.623664687350185" calcext:value-type="float">
            <text:p>0.62366</text:p>
          </table:table-cell>
          <table:table-cell office:value-type="float" office:value="18419.9243164063" calcext:value-type="float">
            <text:p>18419.92</text:p>
          </table:table-cell>
          <table:table-cell office:value-type="float" office:value="5596.76947021484" calcext:value-type="float">
            <text:p>5596.77</text:p>
          </table:table-cell>
        </table:table-row>
        <table:table-row table:style-name="ro1">
          <table:table-cell table:style-name="ce1" office:value-type="float" office:value="0.25" calcext:value-type="float">
            <text:p>0.25</text:p>
          </table:table-cell>
          <table:table-cell office:value-type="float" office:value="3.89" calcext:value-type="float">
            <text:p>3.890</text:p>
          </table:table-cell>
          <table:table-cell office:value-type="float" office:value="26.1068731565978" calcext:value-type="float">
            <text:p>26.107</text:p>
          </table:table-cell>
          <table:table-cell table:style-name="ce3" office:value-type="float" office:value="0.689524868635164" calcext:value-type="float">
            <text:p>0.68952</text:p>
          </table:table-cell>
          <table:table-cell office:value-type="float" office:value="13966.2294921875" calcext:value-type="float">
            <text:p>13966.23</text:p>
          </table:table-cell>
          <table:table-cell office:value-type="float" office:value="4619.28686523437" calcext:value-type="float">
            <text:p>4619.29</text:p>
          </table:table-cell>
        </table:table-row>
        <table:table-row table:style-name="ro1">
          <table:table-cell table:style-name="ce1" office:value-type="float" office:value="0.3" calcext:value-type="float">
            <text:p>0.30</text:p>
          </table:table-cell>
          <table:table-cell office:value-type="float" office:value="5.15" calcext:value-type="float">
            <text:p>5.150</text:p>
          </table:table-cell>
          <table:table-cell office:value-type="float" office:value="27.2759300776157" calcext:value-type="float">
            <text:p>27.276</text:p>
          </table:table-cell>
          <table:table-cell table:style-name="ce3" office:value-type="float" office:value="0.725150534980732" calcext:value-type="float">
            <text:p>0.72515</text:p>
          </table:table-cell>
          <table:table-cell office:value-type="float" office:value="12214.3787841797" calcext:value-type="float">
            <text:p>12214.38</text:p>
          </table:table-cell>
          <table:table-cell office:value-type="float" office:value="4214.98504638672" calcext:value-type="float">
            <text:p>4214.99</text:p>
          </table:table-cell>
        </table:table-row>
        <table:table-row table:style-name="ro1">
          <table:table-cell table:style-name="ce1" office:value-type="float" office:value="0.35" calcext:value-type="float">
            <text:p>0.35</text:p>
          </table:table-cell>
          <table:table-cell office:value-type="float" office:value="6.53" calcext:value-type="float">
            <text:p>6.530</text:p>
          </table:table-cell>
          <table:table-cell office:value-type="float" office:value="28.3664938771254" calcext:value-type="float">
            <text:p>28.366</text:p>
          </table:table-cell>
          <table:table-cell table:style-name="ce3" office:value-type="float" office:value="0.756546930179003" calcext:value-type="float">
            <text:p>0.75655</text:p>
          </table:table-cell>
          <table:table-cell office:value-type="float" office:value="10447.9462890625" calcext:value-type="float">
            <text:p>10447.95</text:p>
          </table:table-cell>
          <table:table-cell office:value-type="float" office:value="3787.71203613281" calcext:value-type="float">
            <text:p>3787.71</text:p>
          </table:table-cell>
        </table:table-row>
        <table:table-row table:style-name="ro1">
          <table:table-cell table:style-name="ce1" office:value-type="float" office:value="0.4" calcext:value-type="float">
            <text:p>0.40</text:p>
          </table:table-cell>
          <table:table-cell office:value-type="float" office:value="8.05" calcext:value-type="float">
            <text:p>8.050</text:p>
          </table:table-cell>
          <table:table-cell office:value-type="float" office:value="29.3401717455882" calcext:value-type="float">
            <text:p>29.340</text:p>
          </table:table-cell>
          <table:table-cell table:style-name="ce3" office:value-type="float" office:value="0.786585742532506" calcext:value-type="float">
            <text:p>0.78659</text:p>
          </table:table-cell>
          <table:table-cell office:value-type="float" office:value="9150.97351074219" calcext:value-type="float">
            <text:p>9150.97</text:p>
          </table:table-cell>
          <table:table-cell office:value-type="float" office:value="3323.78778076172" calcext:value-type="float">
            <text:p>3323.79</text:p>
          </table:table-cell>
        </table:table-row>
        <table:table-row table:style-name="ro1">
          <table:table-cell table:style-name="ce1" office:value-type="float" office:value="0.45" calcext:value-type="float">
            <text:p>0.45</text:p>
          </table:table-cell>
          <table:table-cell office:value-type="float" office:value="9.66" calcext:value-type="float">
            <text:p>9.660</text:p>
          </table:table-cell>
          <table:table-cell office:value-type="float" office:value="30.0749389154579" calcext:value-type="float">
            <text:p>30.075</text:p>
          </table:table-cell>
          <table:table-cell table:style-name="ce3" office:value-type="float" office:value="0.808042992279993" calcext:value-type="float">
            <text:p>0.80804</text:p>
          </table:table-cell>
          <table:table-cell office:value-type="float" office:value="8412.02905273438" calcext:value-type="float">
            <text:p>8412.03</text:p>
          </table:table-cell>
          <table:table-cell office:value-type="float" office:value="3144.55822753906" calcext:value-type="float">
            <text:p>3144.56</text:p>
          </table:table-cell>
        </table:table-row>
        <table:table-row table:style-name="ro1">
          <table:table-cell table:style-name="ce1" office:value-type="float" office:value="0.5" calcext:value-type="float">
            <text:p>0.50</text:p>
          </table:table-cell>
          <table:table-cell table:style-name="Default" office:value-type="float" office:value="11.19" calcext:value-type="float">
            <text:p>11.19</text:p>
          </table:table-cell>
          <table:table-cell office:value-type="float" office:value="30.6822839922249" calcext:value-type="float">
            <text:p>30.682</text:p>
          </table:table-cell>
          <table:table-cell table:style-name="ce3" office:value-type="float" office:value="0.823399352400891" calcext:value-type="float">
            <text:p>0.82340</text:p>
          </table:table-cell>
          <table:table-cell office:value-type="float" office:value="7956.59204101563" calcext:value-type="float">
            <text:p>7956.59</text:p>
          </table:table-cell>
          <table:table-cell office:value-type="float" office:value="2954.49029541016" calcext:value-type="float">
            <text:p>2954.49</text:p>
          </table:table-cell>
        </table:table-row>
        <table:table-row table:style-name="ro1">
          <table:table-cell table:style-name="ce1" office:value-type="float" office:value="0.55" calcext:value-type="float">
            <text:p>0.55</text:p>
          </table:table-cell>
          <table:table-cell office:value-type="float" office:value="13.05" calcext:value-type="float">
            <text:p>13.050</text:p>
          </table:table-cell>
          <table:table-cell office:value-type="float" office:value="31.3042450103597" calcext:value-type="float">
            <text:p>31.304</text:p>
          </table:table-cell>
          <table:table-cell table:style-name="ce3" office:value-type="float" office:value="0.838271000616009" calcext:value-type="float">
            <text:p>0.83827</text:p>
          </table:table-cell>
          <table:table-cell office:value-type="float" office:value="7481.15051269531" calcext:value-type="float">
            <text:p>7481.15</text:p>
          </table:table-cell>
          <table:table-cell office:value-type="float" office:value="2778.52465820312" calcext:value-type="float">
            <text:p>2778.52</text:p>
          </table:table-cell>
        </table:table-row>
        <table:table-row table:style-name="ro1">
          <table:table-cell table:style-name="ce1" office:value-type="float" office:value="0.6" calcext:value-type="float">
            <text:p>0.60</text:p>
          </table:table-cell>
          <table:table-cell office:value-type="float" office:value="14.55" calcext:value-type="float">
            <text:p>14.550</text:p>
          </table:table-cell>
          <table:table-cell office:value-type="float" office:value="31.702" calcext:value-type="float">
            <text:p>31.702</text:p>
          </table:table-cell>
          <table:table-cell table:style-name="ce3" office:value-type="float" office:value="0.84694" calcext:value-type="float">
            <text:p>0.84694</text:p>
          </table:table-cell>
          <table:table-cell office:value-type="float" office:value="7172.37" calcext:value-type="float">
            <text:p>7172.37</text:p>
          </table:table-cell>
          <table:table-cell office:value-type="float" office:value="2720.89" calcext:value-type="float">
            <text:p>2720.89</text:p>
          </table:table-cell>
        </table:table-row>
        <table:table-row table:style-name="ro1">
          <table:table-cell table:style-name="ce1" office:value-type="float" office:value="0.65" calcext:value-type="float">
            <text:p>0.65</text:p>
          </table:table-cell>
          <table:table-cell office:value-type="float" office:value="17.06" calcext:value-type="float">
            <text:p>17.060</text:p>
          </table:table-cell>
          <table:table-cell office:value-type="float" office:value="32.2812347484877" calcext:value-type="float">
            <text:p>32.281</text:p>
          </table:table-cell>
          <table:table-cell table:style-name="ce3" office:value-type="float" office:value="0.859520545303102" calcext:value-type="float">
            <text:p>0.85952</text:p>
          </table:table-cell>
          <table:table-cell office:value-type="float" office:value="6751.77490234375" calcext:value-type="float">
            <text:p>6751.77</text:p>
          </table:table-cell>
          <table:table-cell office:value-type="float" office:value="2548.80511474609" calcext:value-type="float">
            <text:p>2548.81</text:p>
          </table:table-cell>
        </table:table-row>
        <table:table-row table:style-name="ro1">
          <table:table-cell table:style-name="ce1" office:value-type="float" office:value="0.7" calcext:value-type="float">
            <text:p>0.70</text:p>
          </table:table-cell>
          <table:table-cell office:value-type="float" office:value="19.07" calcext:value-type="float">
            <text:p>19.070</text:p>
          </table:table-cell>
          <table:table-cell office:value-type="float" office:value="32.6834366592355" calcext:value-type="float">
            <text:p>32.683</text:p>
          </table:table-cell>
          <table:table-cell table:style-name="ce3" office:value-type="float" office:value="0.867265107170896" calcext:value-type="float">
            <text:p>0.86727</text:p>
          </table:table-cell>
          <table:table-cell office:value-type="float" office:value="6462.8359375" calcext:value-type="float">
            <text:p>6462.84</text:p>
          </table:table-cell>
          <table:table-cell office:value-type="float" office:value="2494.33892822266" calcext:value-type="float">
            <text:p>2494.34</text:p>
          </table:table-cell>
        </table:table-row>
        <table:table-row table:style-name="ro1">
          <table:table-cell table:style-name="ce1" office:value-type="float" office:value="0.75" calcext:value-type="float">
            <text:p>0.75</text:p>
          </table:table-cell>
          <table:table-cell office:value-type="float" office:value="21.305" calcext:value-type="float">
            <text:p>21.305</text:p>
          </table:table-cell>
          <table:table-cell office:value-type="float" office:value="33.0804113684163" calcext:value-type="float">
            <text:p>33.080</text:p>
          </table:table-cell>
          <table:table-cell table:style-name="ce3" office:value-type="float" office:value="0.875124325998239" calcext:value-type="float">
            <text:p>0.87512</text:p>
          </table:table-cell>
          <table:table-cell office:value-type="float" office:value="6187.87414550781" calcext:value-type="float">
            <text:p>6187.87</text:p>
          </table:table-cell>
          <table:table-cell office:value-type="float" office:value="2362.23297119141" calcext:value-type="float">
            <text:p>2362.23</text:p>
          </table:table-cell>
        </table:table-row>
        <table:table-row table:style-name="ro1">
          <table:table-cell table:style-name="ce1" office:value-type="float" office:value="0.8" calcext:value-type="float">
            <text:p>0.80</text:p>
          </table:table-cell>
          <table:table-cell office:value-type="float" office:value="23.75" calcext:value-type="float">
            <text:p>23.750</text:p>
          </table:table-cell>
          <table:table-cell office:value-type="float" office:value="33.431" calcext:value-type="float">
            <text:p>33.431</text:p>
          </table:table-cell>
          <table:table-cell table:style-name="ce3" office:value-type="float" office:value="0.88185" calcext:value-type="float">
            <text:p>0.88185</text:p>
          </table:table-cell>
          <table:table-cell office:value-type="float" office:value="5999.3" calcext:value-type="float">
            <text:p>5999.30</text:p>
          </table:table-cell>
          <table:table-cell office:value-type="float" office:value="2508.5" calcext:value-type="float">
            <text:p>2508.50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low_3_value</text:p>
          </table:table-cell>
          <table:table-cell office:value-type="string" calcext:value-type="string">
            <text:p>others_value</text:p>
          </table:table-cell>
          <table:table-cell table:number-columns-repeated="4"/>
        </table:table-row>
        <table:table-row table:style-name="ro1">
          <table:table-cell table:style-name="ce6" office:value-type="float" office:value="319580.451889413" calcext:value-type="float">
            <text:p>319580.451889413</text:p>
          </table:table-cell>
          <table:table-cell table:style-name="ce6" office:value-type="float" office:value="1117062.75934399" calcext:value-type="float">
            <text:p>1117062.75934399</text:p>
          </table:table-cell>
          <table:table-cell table:number-columns-repeated="4"/>
        </table:table-row>
        <table:table-row table:style-name="ro1" table:number-rows-repeated="1048558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Mandrill" table:style-name="ta1">
        <table:table-column table:style-name="co1" table:default-cell-style-name="ce12"/>
        <table:table-column table:style-name="co1" table:number-columns-repeated="2" table:default-cell-style-name="ce14"/>
        <table:table-column table:style-name="co1" table:default-cell-style-name="ce16"/>
        <table:table-column table:style-name="co1" table:number-columns-repeated="2" table:default-cell-style-name="ce11"/>
        <table:table-column table:style-name="co1" table:number-columns-repeated="1018" table:default-cell-style-name="ce12"/>
        <table:table-row table:style-name="ro1">
          <table:table-cell table:style-name="ce11" office:value-type="string" calcext:value-type="string">
            <text:p>bp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SNR</text:p>
          </table:table-cell>
          <table:table-cell office:value-type="string" calcext:value-type="string">
            <text:p>MSSIM</text:p>
          </table:table-cell>
          <table:table-cell office:value-type="string" calcext:value-type="string">
            <text:p>MSDS1</text:p>
          </table:table-cell>
          <table:table-cell office:value-type="string" calcext:value-type="string">
            <text:p>MSDS2</text:p>
          </table:table-cell>
          <table:table-cell table:number-columns-repeated="1018"/>
        </table:table-row>
        <table:table-row table:style-name="ro1">
          <table:table-cell table:style-name="ce11" office:value-type="float" office:value="0.2" calcext:value-type="float">
            <text:p>0.20</text:p>
          </table:table-cell>
          <table:table-cell office:value-type="float" office:value="2.43" calcext:value-type="float">
            <text:p>2.430</text:p>
          </table:table-cell>
          <table:table-cell office:value-type="float" office:value="19.3988383869237" calcext:value-type="float">
            <text:p>19.399</text:p>
          </table:table-cell>
          <table:table-cell office:value-type="float" office:value="0.342027477584137" calcext:value-type="float">
            <text:p>0.34203</text:p>
          </table:table-cell>
          <table:table-cell office:value-type="float" office:value="31920.4777832031" calcext:value-type="float">
            <text:p>31920.48</text:p>
          </table:table-cell>
          <table:table-cell office:value-type="float" office:value="9652.01361083984" calcext:value-type="float">
            <text:p>9652.01</text:p>
          </table:table-cell>
          <table:table-cell table:number-columns-repeated="1018"/>
        </table:table-row>
        <table:table-row table:style-name="ro1">
          <table:table-cell table:style-name="ce11" office:value-type="float" office:value="0.25" calcext:value-type="float">
            <text:p>0.25</text:p>
          </table:table-cell>
          <table:table-cell office:value-type="float" office:value="3" calcext:value-type="float">
            <text:p>3.000</text:p>
          </table:table-cell>
          <table:table-cell office:value-type="float" office:value="19.977" calcext:value-type="float">
            <text:p>19.977</text:p>
          </table:table-cell>
          <table:table-cell office:value-type="float" office:value="0.39171" calcext:value-type="float">
            <text:p>0.39171</text:p>
          </table:table-cell>
          <table:table-cell office:value-type="float" office:value="33814" calcext:value-type="float">
            <text:p>33814.00</text:p>
          </table:table-cell>
          <table:table-cell office:value-type="float" office:value="10768.72" calcext:value-type="float">
            <text:p>10768.72</text:p>
          </table:table-cell>
          <table:table-cell table:number-columns-repeated="1018"/>
        </table:table-row>
        <table:table-row table:style-name="ro1">
          <table:table-cell table:style-name="ce11" office:value-type="float" office:value="0.3" calcext:value-type="float">
            <text:p>0.30</text:p>
          </table:table-cell>
          <table:table-cell office:value-type="float" office:value="3.6" calcext:value-type="float">
            <text:p>3.600</text:p>
          </table:table-cell>
          <table:table-cell office:value-type="float" office:value="20.494" calcext:value-type="float">
            <text:p>20.494</text:p>
          </table:table-cell>
          <table:table-cell office:value-type="float" office:value="0.44201" calcext:value-type="float">
            <text:p>0.44201</text:p>
          </table:table-cell>
          <table:table-cell office:value-type="float" office:value="35422.08" calcext:value-type="float">
            <text:p>35422.08</text:p>
          </table:table-cell>
          <table:table-cell office:value-type="float" office:value="11671.71" calcext:value-type="float">
            <text:p>11671.71</text:p>
          </table:table-cell>
          <table:table-cell table:number-columns-repeated="1018"/>
        </table:table-row>
        <table:table-row table:style-name="ro1">
          <table:table-cell table:style-name="ce11" office:value-type="float" office:value="0.35" calcext:value-type="float">
            <text:p>0.35</text:p>
          </table:table-cell>
          <table:table-cell office:value-type="float" office:value="4.2" calcext:value-type="float">
            <text:p>4.200</text:p>
          </table:table-cell>
          <table:table-cell office:value-type="float" office:value="20.938" calcext:value-type="float">
            <text:p>20.938</text:p>
          </table:table-cell>
          <table:table-cell office:value-type="float" office:value="0.48425" calcext:value-type="float">
            <text:p>0.48425</text:p>
          </table:table-cell>
          <table:table-cell office:value-type="float" office:value="35672.22" calcext:value-type="float">
            <text:p>35672.22</text:p>
          </table:table-cell>
          <table:table-cell office:value-type="float" office:value="12111.51" calcext:value-type="float">
            <text:p>12111.51</text:p>
          </table:table-cell>
          <table:table-cell table:number-columns-repeated="1018"/>
        </table:table-row>
        <table:table-row table:style-name="ro3">
          <table:table-cell table:style-name="ce11" office:value-type="float" office:value="0.4" calcext:value-type="float">
            <text:p>0.40</text:p>
          </table:table-cell>
          <table:table-cell office:value-type="float" office:value="4.7" calcext:value-type="float">
            <text:p>4.700</text:p>
          </table:table-cell>
          <table:table-cell table:style-name="ce15" office:value-type="float" office:value="21.2408140878386" calcext:value-type="float">
            <text:p>21.241</text:p>
          </table:table-cell>
          <table:table-cell table:style-name="ce17" office:value-type="float" office:value="0.511039262502392" calcext:value-type="float">
            <text:p>0.51104</text:p>
          </table:table-cell>
          <table:table-cell table:style-name="ce18" office:value-type="float" office:value="36402.0656738281" calcext:value-type="float">
            <text:p>36402.07</text:p>
          </table:table-cell>
          <table:table-cell table:style-name="ce18" office:value-type="float" office:value="12507.5509033203" calcext:value-type="float">
            <text:p>12507.55</text:p>
          </table:table-cell>
          <table:table-cell table:number-columns-repeated="1018"/>
        </table:table-row>
        <table:table-row table:style-name="ro3">
          <table:table-cell table:style-name="ce11" office:value-type="float" office:value="0.45" calcext:value-type="float">
            <text:p>0.45</text:p>
          </table:table-cell>
          <table:table-cell office:value-type="float" office:value="5.25" calcext:value-type="float">
            <text:p>5.250</text:p>
          </table:table-cell>
          <table:table-cell table:style-name="ce15" office:value-type="float" office:value="21.569910824629" calcext:value-type="float">
            <text:p>21.570</text:p>
          </table:table-cell>
          <table:table-cell table:style-name="ce17" office:value-type="float" office:value="0.540166662130141" calcext:value-type="float">
            <text:p>0.54017</text:p>
          </table:table-cell>
          <table:table-cell table:style-name="ce18" office:value-type="float" office:value="36298.9653320313" calcext:value-type="float">
            <text:p>36298.97</text:p>
          </table:table-cell>
          <table:table-cell table:style-name="ce18" office:value-type="float" office:value="12712.7233276367" calcext:value-type="float">
            <text:p>12712.72</text:p>
          </table:table-cell>
          <table:table-cell table:number-columns-repeated="1018"/>
        </table:table-row>
        <table:table-row table:style-name="ro3">
          <table:table-cell table:style-name="ce11" office:value-type="float" office:value="0.5" calcext:value-type="float">
            <text:p>0.50</text:p>
          </table:table-cell>
          <table:table-cell office:value-type="float" office:value="5.8" calcext:value-type="float">
            <text:p>5.800</text:p>
          </table:table-cell>
          <table:table-cell table:style-name="ce15" office:value-type="float" office:value="21.8573511976354" calcext:value-type="float">
            <text:p>21.857</text:p>
          </table:table-cell>
          <table:table-cell table:style-name="ce17" office:value-type="float" office:value="0.564076637617061" calcext:value-type="float">
            <text:p>0.56408</text:p>
          </table:table-cell>
          <table:table-cell table:style-name="ce18" office:value-type="float" office:value="35616.4418945312" calcext:value-type="float">
            <text:p>35616.44</text:p>
          </table:table-cell>
          <table:table-cell table:style-name="ce18" office:value-type="float" office:value="12344.7553710938" calcext:value-type="float">
            <text:p>12344.76</text:p>
          </table:table-cell>
          <table:table-cell table:number-columns-repeated="1018"/>
        </table:table-row>
        <table:table-row table:style-name="ro3">
          <table:table-cell table:style-name="ce11" office:value-type="float" office:value="0.55" calcext:value-type="float">
            <text:p>0.55</text:p>
          </table:table-cell>
          <table:table-cell office:value-type="float" office:value="6.22" calcext:value-type="float">
            <text:p>6.220</text:p>
          </table:table-cell>
          <table:table-cell table:style-name="ce15" office:value-type="float" office:value="22.1065337877637" calcext:value-type="float">
            <text:p>22.107</text:p>
          </table:table-cell>
          <table:table-cell table:style-name="ce17" office:value-type="float" office:value="0.58417648768006" calcext:value-type="float">
            <text:p>0.58418</text:p>
          </table:table-cell>
          <table:table-cell table:style-name="ce18" office:value-type="float" office:value="35673.7600097656" calcext:value-type="float">
            <text:p>35673.76</text:p>
          </table:table-cell>
          <table:table-cell table:style-name="ce18" office:value-type="float" office:value="12528.6223754883" calcext:value-type="float">
            <text:p>12528.62</text:p>
          </table:table-cell>
          <table:table-cell table:number-columns-repeated="1018"/>
        </table:table-row>
        <table:table-row table:style-name="ro3">
          <table:table-cell table:style-name="ce11" office:value-type="float" office:value="0.6" calcext:value-type="float">
            <text:p>0.60</text:p>
          </table:table-cell>
          <table:table-cell office:value-type="float" office:value="6.9" calcext:value-type="float">
            <text:p>6.900</text:p>
          </table:table-cell>
          <table:table-cell table:style-name="ce15" office:value-type="float" office:value="22.3415567566139" calcext:value-type="float">
            <text:p>22.342</text:p>
          </table:table-cell>
          <table:table-cell table:style-name="ce17" office:value-type="float" office:value="0.6025235366647" calcext:value-type="float">
            <text:p>0.60252</text:p>
          </table:table-cell>
          <table:table-cell table:style-name="ce18" office:value-type="float" office:value="35401.4436035156" calcext:value-type="float">
            <text:p>35401.44</text:p>
          </table:table-cell>
          <table:table-cell table:style-name="ce18" office:value-type="float" office:value="12582.657043457" calcext:value-type="float">
            <text:p>12582.66</text:p>
          </table:table-cell>
          <table:table-cell table:number-columns-repeated="1018"/>
        </table:table-row>
        <table:table-row table:style-name="ro3">
          <table:table-cell table:style-name="ce11" office:value-type="float" office:value="0.65" calcext:value-type="float">
            <text:p>0.65</text:p>
          </table:table-cell>
          <table:table-cell office:value-type="float" office:value="7.5" calcext:value-type="float">
            <text:p>7.500</text:p>
          </table:table-cell>
          <table:table-cell table:style-name="ce15" office:value-type="float" office:value="22.5716957059805" calcext:value-type="float">
            <text:p>22.572</text:p>
          </table:table-cell>
          <table:table-cell table:style-name="ce17" office:value-type="float" office:value="0.620895460589836" calcext:value-type="float">
            <text:p>0.62090</text:p>
          </table:table-cell>
          <table:table-cell table:style-name="ce18" office:value-type="float" office:value="35126.3653564453" calcext:value-type="float">
            <text:p>35126.37</text:p>
          </table:table-cell>
          <table:table-cell table:style-name="ce18" office:value-type="float" office:value="12537.8833007813" calcext:value-type="float">
            <text:p>12537.88</text:p>
          </table:table-cell>
          <table:table-cell table:number-columns-repeated="1018"/>
        </table:table-row>
        <table:table-row table:style-name="ro3">
          <table:table-cell table:style-name="ce11" office:value-type="float" office:value="0.7" calcext:value-type="float">
            <text:p>0.70</text:p>
          </table:table-cell>
          <table:table-cell office:value-type="float" office:value="8.1" calcext:value-type="float">
            <text:p>8.100</text:p>
          </table:table-cell>
          <table:table-cell table:style-name="ce15" office:value-type="float" office:value="22.7842047190623" calcext:value-type="float">
            <text:p>22.784</text:p>
          </table:table-cell>
          <table:table-cell table:style-name="ce17" office:value-type="float" office:value="0.63504219089974" calcext:value-type="float">
            <text:p>0.63504</text:p>
          </table:table-cell>
          <table:table-cell table:style-name="ce18" office:value-type="float" office:value="35036.0593261719" calcext:value-type="float">
            <text:p>35036.06</text:p>
          </table:table-cell>
          <table:table-cell table:style-name="ce18" office:value-type="float" office:value="12606.0765380859" calcext:value-type="float">
            <text:p>12606.08</text:p>
          </table:table-cell>
          <table:table-cell table:number-columns-repeated="1018"/>
        </table:table-row>
        <table:table-row table:style-name="ro3">
          <table:table-cell table:style-name="ce11" office:value-type="float" office:value="0.75" calcext:value-type="float">
            <text:p>0.75</text:p>
          </table:table-cell>
          <table:table-cell office:value-type="float" office:value="8.7" calcext:value-type="float">
            <text:p>8.700</text:p>
          </table:table-cell>
          <table:table-cell table:style-name="ce15" office:value-type="float" office:value="22.9820263952308" calcext:value-type="float">
            <text:p>22.982</text:p>
          </table:table-cell>
          <table:table-cell table:style-name="ce17" office:value-type="float" office:value="0.649846291782549" calcext:value-type="float">
            <text:p>0.64985</text:p>
          </table:table-cell>
          <table:table-cell table:style-name="ce18" office:value-type="float" office:value="34726.6147460937" calcext:value-type="float">
            <text:p>34726.61</text:p>
          </table:table-cell>
          <table:table-cell table:style-name="ce18" office:value-type="float" office:value="12530.1206665039" calcext:value-type="float">
            <text:p>12530.12</text:p>
          </table:table-cell>
          <table:table-cell table:number-columns-repeated="1018"/>
        </table:table-row>
        <table:table-row table:style-name="ro3">
          <table:table-cell table:style-name="ce11" office:value-type="float" office:value="0.8" calcext:value-type="float">
            <text:p>0.80</text:p>
          </table:table-cell>
          <table:table-cell office:value-type="float" office:value="9.28" calcext:value-type="float">
            <text:p>9.280</text:p>
          </table:table-cell>
          <table:table-cell table:style-name="ce15" office:value-type="float" office:value="23.160823765769" calcext:value-type="float">
            <text:p>23.161</text:p>
          </table:table-cell>
          <table:table-cell table:style-name="ce17" office:value-type="float" office:value="0.661569129775995" calcext:value-type="float">
            <text:p>0.66157</text:p>
          </table:table-cell>
          <table:table-cell table:style-name="ce18" office:value-type="float" office:value="35018.5773925781" calcext:value-type="float">
            <text:p>35018.58</text:p>
          </table:table-cell>
          <table:table-cell table:style-name="ce18" office:value-type="float" office:value="12597.1708984375" calcext:value-type="float">
            <text:p>12597.17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ow_3_value</text:p>
          </table:table-cell>
          <table:table-cell office:value-type="string" calcext:value-type="string">
            <text:p>others_value</text:p>
          </table:table-cell>
          <table:table-cell table:number-columns-repeated="1022"/>
        </table:table-row>
        <table:table-row table:style-name="ro4">
          <table:table-cell table:style-name="ce13" office:value-type="float" office:value="487836.333739555" calcext:value-type="float">
            <text:p>487836.333739555</text:p>
          </table:table-cell>
          <table:table-cell table:style-name="ce13" office:value-type="float" office:value="3415689.0543432" calcext:value-type="float">
            <text:p>3415689.0543432</text:p>
          </table:table-cell>
          <table:table-cell table:number-columns-repeated="1022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ilkdrop" table:style-name="ta1">
        <table:table-column table:style-name="co1" table:default-cell-style-name="Default"/>
        <table:table-column table:style-name="co1" table:default-cell-style-name="ce2"/>
        <table:table-column table:style-name="co1" table:default-cell-style-name="ce20"/>
        <table:table-column table:style-name="co1" table:default-cell-style-name="ce3"/>
        <table:table-column table:style-name="co1" table:number-columns-repeated="2" table:default-cell-style-name="ce1"/>
        <table:table-row table:style-name="ro1">
          <table:table-cell table:style-name="ce1" office:value-type="string" calcext:value-type="string">
            <text:p>bp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SNR</text:p>
          </table:table-cell>
          <table:table-cell office:value-type="string" calcext:value-type="string">
            <text:p>MSSIM</text:p>
          </table:table-cell>
          <table:table-cell office:value-type="string" calcext:value-type="string">
            <text:p>MSDS1</text:p>
          </table:table-cell>
          <table:table-cell office:value-type="string" calcext:value-type="string">
            <text:p>MSDS2</text:p>
          </table:table-cell>
        </table:table-row>
        <table:table-row table:style-name="ro1">
          <table:table-cell table:style-name="ce11" office:value-type="float" office:value="0.2" calcext:value-type="float">
            <text:p>0.20</text:p>
          </table:table-cell>
          <table:table-cell table:style-name="ce14" office:value-type="float" office:value="3.455" calcext:value-type="float">
            <text:p>3.455</text:p>
          </table:table-cell>
          <table:table-cell table:style-name="ce21" office:value-type="float" office:value="26.3882092039463" calcext:value-type="float">
            <text:p>26.3882</text:p>
          </table:table-cell>
          <table:table-cell table:style-name="ce21" office:value-type="float" office:value="0.681761391092528" calcext:value-type="float">
            <text:p>0.6818</text:p>
          </table:table-cell>
          <table:table-cell table:style-name="ce11" office:value-type="float" office:value="8655.89086914063" calcext:value-type="float">
            <text:p>8655.89</text:p>
          </table:table-cell>
          <table:table-cell table:style-name="ce11" office:value-type="float" office:value="2913.76879882813" calcext:value-type="float">
            <text:p>2913.77</text:p>
          </table:table-cell>
        </table:table-row>
        <table:table-row table:style-name="ro3">
          <table:table-cell table:style-name="ce11" office:value-type="float" office:value="0.25" calcext:value-type="float">
            <text:p>0.25</text:p>
          </table:table-cell>
          <table:table-cell table:style-name="ce14" office:value-type="float" office:value="5.2" calcext:value-type="float">
            <text:p>5.200</text:p>
          </table:table-cell>
          <table:table-cell table:style-name="ce22" office:value-type="float" office:value="28.7724994315861" calcext:value-type="float">
            <text:p>28.7725</text:p>
          </table:table-cell>
          <table:table-cell table:style-name="ce21" office:value-type="float" office:value="0.726911196157712" calcext:value-type="float">
            <text:p>0.7269</text:p>
          </table:table-cell>
          <table:table-cell table:style-name="ce23" office:value-type="float" office:value="6169.28442382813" calcext:value-type="float">
            <text:p>6169.28</text:p>
          </table:table-cell>
          <table:table-cell table:style-name="ce23" office:value-type="float" office:value="2353.74133300781" calcext:value-type="float">
            <text:p>2353.74</text:p>
          </table:table-cell>
        </table:table-row>
        <table:table-row table:style-name="ro3">
          <table:table-cell table:style-name="ce11" office:value-type="float" office:value="0.3" calcext:value-type="float">
            <text:p>0.30</text:p>
          </table:table-cell>
          <table:table-cell table:style-name="ce19" office:value-type="float" office:value="7.57" calcext:value-type="float">
            <text:p>7.570</text:p>
          </table:table-cell>
          <table:table-cell table:style-name="ce21" office:value-type="float" office:value="30.8192853926436" calcext:value-type="float">
            <text:p>30.8193</text:p>
          </table:table-cell>
          <table:table-cell table:style-name="ce21" office:value-type="float" office:value="0.769580773461328" calcext:value-type="float">
            <text:p>0.7696</text:p>
          </table:table-cell>
          <table:table-cell table:style-name="ce23" office:value-type="float" office:value="4570.73303222656" calcext:value-type="float">
            <text:p>4570.73</text:p>
          </table:table-cell>
          <table:table-cell table:style-name="ce23" office:value-type="float" office:value="1865.12371826172" calcext:value-type="float">
            <text:p>1865.12</text:p>
          </table:table-cell>
        </table:table-row>
        <table:table-row table:style-name="ro3">
          <table:table-cell table:style-name="ce11" office:value-type="float" office:value="0.35" calcext:value-type="float">
            <text:p>0.35</text:p>
          </table:table-cell>
          <table:table-cell table:style-name="ce19" office:value-type="float" office:value="10.4" calcext:value-type="float">
            <text:p>10.400</text:p>
          </table:table-cell>
          <table:table-cell table:style-name="ce22" office:value-type="float" office:value="32.1519738905255" calcext:value-type="float">
            <text:p>32.1520</text:p>
          </table:table-cell>
          <table:table-cell table:style-name="ce22" office:value-type="float" office:value="0.806940253642181" calcext:value-type="float">
            <text:p>0.8069</text:p>
          </table:table-cell>
          <table:table-cell table:style-name="ce23" office:value-type="float" office:value="3748.43469238281" calcext:value-type="float">
            <text:p>3748.43</text:p>
          </table:table-cell>
          <table:table-cell table:style-name="ce23" office:value-type="float" office:value="1552.48571777344" calcext:value-type="float">
            <text:p>1552.49</text:p>
          </table:table-cell>
        </table:table-row>
        <table:table-row table:style-name="ro3">
          <table:table-cell table:style-name="ce11" office:value-type="float" office:value="0.4" calcext:value-type="float">
            <text:p>0.40</text:p>
          </table:table-cell>
          <table:table-cell table:style-name="ce19" office:value-type="float" office:value="13.41" calcext:value-type="float">
            <text:p>13.410</text:p>
          </table:table-cell>
          <table:table-cell table:style-name="ce21" office:value-type="float" office:value="33.2383767298716" calcext:value-type="float">
            <text:p>33.2384</text:p>
          </table:table-cell>
          <table:table-cell table:style-name="ce22" office:value-type="float" office:value="0.829355777278393" calcext:value-type="float">
            <text:p>0.8294</text:p>
          </table:table-cell>
          <table:table-cell table:style-name="ce23" office:value-type="float" office:value="3424.654296875" calcext:value-type="float">
            <text:p>3424.65</text:p>
          </table:table-cell>
          <table:table-cell table:style-name="ce23" office:value-type="float" office:value="1539.07562255859" calcext:value-type="float">
            <text:p>1539.08</text:p>
          </table:table-cell>
        </table:table-row>
        <table:table-row table:style-name="ro3">
          <table:table-cell table:style-name="ce11" office:value-type="float" office:value="0.45" calcext:value-type="float">
            <text:p>0.45</text:p>
          </table:table-cell>
          <table:table-cell table:style-name="ce19" office:value-type="float" office:value="16.46" calcext:value-type="float">
            <text:p>16.460</text:p>
          </table:table-cell>
          <table:table-cell table:style-name="ce21" office:value-type="float" office:value="34.0630648592102" calcext:value-type="float">
            <text:p>34.0631</text:p>
          </table:table-cell>
          <table:table-cell table:style-name="ce22" office:value-type="float" office:value="0.845598659386741" calcext:value-type="float">
            <text:p>0.8456</text:p>
          </table:table-cell>
          <table:table-cell table:style-name="ce23" office:value-type="float" office:value="3158.26171875" calcext:value-type="float">
            <text:p>3158.26</text:p>
          </table:table-cell>
          <table:table-cell table:style-name="ce23" office:value-type="float" office:value="1448.60363769531" calcext:value-type="float">
            <text:p>1448.60</text:p>
          </table:table-cell>
        </table:table-row>
        <table:table-row table:style-name="ro3">
          <table:table-cell table:style-name="ce11" office:value-type="float" office:value="0.5" calcext:value-type="float">
            <text:p>0.50</text:p>
          </table:table-cell>
          <table:table-cell table:style-name="ce19" office:value-type="float" office:value="19.63" calcext:value-type="float">
            <text:p>19.630</text:p>
          </table:table-cell>
          <table:table-cell table:style-name="ce22" office:value-type="float" office:value="34.6969026541835" calcext:value-type="float">
            <text:p>34.6969</text:p>
          </table:table-cell>
          <table:table-cell table:style-name="ce22" office:value-type="float" office:value="0.855895615722464" calcext:value-type="float">
            <text:p>0.8559</text:p>
          </table:table-cell>
          <table:table-cell table:style-name="ce23" office:value-type="float" office:value="3028.17602539062" calcext:value-type="float">
            <text:p>3028.18</text:p>
          </table:table-cell>
          <table:table-cell table:style-name="ce11" office:value-type="float" office:value="1398.78558349609" calcext:value-type="float">
            <text:p>1398.79</text:p>
          </table:table-cell>
        </table:table-row>
        <table:table-row table:style-name="ro1">
          <table:table-cell table:style-name="ce11" office:value-type="float" office:value="0.55" calcext:value-type="float">
            <text:p>0.55</text:p>
          </table:table-cell>
          <table:table-cell table:style-name="ce14" office:value-type="float" office:value="22.47" calcext:value-type="float">
            <text:p>22.470</text:p>
          </table:table-cell>
          <table:table-cell table:style-name="ce21" office:value-type="float" office:value="35.2011733514377" calcext:value-type="float">
            <text:p>35.2012</text:p>
          </table:table-cell>
          <table:table-cell table:style-name="ce21" office:value-type="float" office:value="0.866673752678578" calcext:value-type="float">
            <text:p>0.8667</text:p>
          </table:table-cell>
          <table:table-cell table:style-name="ce11" office:value-type="float" office:value="2914.75817871094" calcext:value-type="float">
            <text:p>2914.76</text:p>
          </table:table-cell>
          <table:table-cell table:style-name="ce11" office:value-type="float" office:value="1384.16516113281" calcext:value-type="float">
            <text:p>1384.17</text:p>
          </table:table-cell>
        </table:table-row>
        <table:table-row table:style-name="ro1">
          <table:table-cell table:style-name="ce11" office:value-type="float" office:value="0.6" calcext:value-type="float">
            <text:p>0.60</text:p>
          </table:table-cell>
          <table:table-cell table:style-name="ce14" office:value-type="float" office:value="25.48" calcext:value-type="float">
            <text:p>25.480</text:p>
          </table:table-cell>
          <table:table-cell table:style-name="ce21" office:value-type="float" office:value="35.6843601344551" calcext:value-type="float">
            <text:p>35.6844</text:p>
          </table:table-cell>
          <table:table-cell table:style-name="ce21" office:value-type="float" office:value="0.874523454937452" calcext:value-type="float">
            <text:p>0.8745</text:p>
          </table:table-cell>
          <table:table-cell table:style-name="ce11" office:value-type="float" office:value="2834.56689453125" calcext:value-type="float">
            <text:p>2834.57</text:p>
          </table:table-cell>
          <table:table-cell table:style-name="ce11" office:value-type="float" office:value="1348.19647216797" calcext:value-type="float">
            <text:p>1348.20</text:p>
          </table:table-cell>
        </table:table-row>
        <table:table-row table:style-name="ro1">
          <table:table-cell table:style-name="ce11" office:value-type="float" office:value="0.65" calcext:value-type="float">
            <text:p>0.65</text:p>
          </table:table-cell>
          <table:table-cell table:style-name="ce14" office:value-type="float" office:value="32.06" calcext:value-type="float">
            <text:p>32.060</text:p>
          </table:table-cell>
          <table:table-cell table:style-name="ce21" office:value-type="float" office:value="36.5115241173234" calcext:value-type="float">
            <text:p>36.5115</text:p>
          </table:table-cell>
          <table:table-cell table:style-name="ce21" office:value-type="float" office:value="0.890076220018063" calcext:value-type="float">
            <text:p>0.8901</text:p>
          </table:table-cell>
          <table:table-cell table:style-name="ce11" office:value-type="float" office:value="2705.90124511719" calcext:value-type="float">
            <text:p>2705.90</text:p>
          </table:table-cell>
          <table:table-cell table:style-name="ce11" office:value-type="float" office:value="1263.78851318359" calcext:value-type="float">
            <text:p>1263.79</text:p>
          </table:table-cell>
        </table:table-row>
        <table:table-row table:style-name="ro1">
          <table:table-cell table:style-name="ce11" office:value-type="float" office:value="0.7" calcext:value-type="float">
            <text:p>0.70</text:p>
          </table:table-cell>
          <table:table-cell table:style-name="ce14" office:value-type="float" office:value="32.06" calcext:value-type="float">
            <text:p>32.060</text:p>
          </table:table-cell>
          <table:table-cell table:style-name="ce21" office:value-type="float" office:value="36.5115241173234" calcext:value-type="float">
            <text:p>36.5115</text:p>
          </table:table-cell>
          <table:table-cell table:style-name="ce21" office:value-type="float" office:value="0.890076220018063" calcext:value-type="float">
            <text:p>0.8901</text:p>
          </table:table-cell>
          <table:table-cell table:style-name="ce11" office:value-type="float" office:value="2705.90124511719" calcext:value-type="float">
            <text:p>2705.90</text:p>
          </table:table-cell>
          <table:table-cell table:style-name="ce11" office:value-type="float" office:value="1263.78851318359" calcext:value-type="float">
            <text:p>1263.79</text:p>
          </table:table-cell>
        </table:table-row>
        <table:table-row table:style-name="ro1">
          <table:table-cell table:style-name="ce11" office:value-type="float" office:value="0.75" calcext:value-type="float">
            <text:p>0.75</text:p>
          </table:table-cell>
          <table:table-cell table:style-name="ce14" office:value-type="float" office:value="35.4" calcext:value-type="float">
            <text:p>35.400</text:p>
          </table:table-cell>
          <table:table-cell table:style-name="ce22" office:value-type="float" office:value="36.7967064573922" calcext:value-type="float">
            <text:p>36.7967</text:p>
          </table:table-cell>
          <table:table-cell table:style-name="ce21" office:value-type="float" office:value="0.895735706092906" calcext:value-type="float">
            <text:p>0.8957</text:p>
          </table:table-cell>
          <table:table-cell table:style-name="ce23" office:value-type="float" office:value="2670.28759765625" calcext:value-type="float">
            <text:p>2670.29</text:p>
          </table:table-cell>
          <table:table-cell table:style-name="ce23" office:value-type="float" office:value="1264.88067626953" calcext:value-type="float">
            <text:p>1264.88</text:p>
          </table:table-cell>
        </table:table-row>
        <table:table-row table:style-name="ro1">
          <table:table-cell table:style-name="ce11" office:value-type="float" office:value="0.8" calcext:value-type="float">
            <text:p>0.80</text:p>
          </table:table-cell>
          <table:table-cell table:style-name="ce14" office:value-type="float" office:value="38.45" calcext:value-type="float">
            <text:p>38.450</text:p>
          </table:table-cell>
          <table:table-cell table:style-name="ce22" office:value-type="float" office:value="37.0868061029737" calcext:value-type="float">
            <text:p>37.0868</text:p>
          </table:table-cell>
          <table:table-cell table:style-name="ce22" office:value-type="float" office:value="0.900578626574065" calcext:value-type="float">
            <text:p>0.9006</text:p>
          </table:table-cell>
          <table:table-cell table:style-name="ce23" office:value-type="float" office:value="2623.10302734375" calcext:value-type="float">
            <text:p>2623.10</text:p>
          </table:table-cell>
          <table:table-cell table:style-name="ce23" office:value-type="float" office:value="1280.74786376953" calcext:value-type="float">
            <text:p>1280.75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low_3_value</text:p>
          </table:table-cell>
          <table:table-cell office:value-type="string" calcext:value-type="string">
            <text:p>others_value</text:p>
          </table:table-cell>
          <table:table-cell table:number-columns-repeated="4"/>
        </table:table-row>
        <table:table-row table:style-name="ro1">
          <table:table-cell table:style-name="ce6" office:value-type="float" office:value="207060.72159744" calcext:value-type="float">
            <text:p>207060.72159744</text:p>
          </table:table-cell>
          <table:table-cell table:style-name="ce6" office:value-type="float" office:value="795259.454824271" calcext:value-type="float">
            <text:p>795259.454824271</text:p>
          </table:table-cell>
          <table:table-cell table:number-columns-repeated="4"/>
        </table:table-row>
        <table:table-row table:style-name="ro1" table:number-rows-repeated="1048558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Sailboat" table:style-name="ta1">
        <table:table-column table:style-name="co1" table:default-cell-style-name="Default"/>
        <table:table-column table:style-name="co1" table:number-columns-repeated="2" table:default-cell-style-name="ce2"/>
        <table:table-column table:style-name="co1" table:default-cell-style-name="ce3"/>
        <table:table-column table:style-name="co1" table:number-columns-repeated="2" table:default-cell-style-name="ce1"/>
        <table:table-row table:style-name="ro1">
          <table:table-cell table:style-name="ce1" office:value-type="string" calcext:value-type="string">
            <text:p>bp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SNR</text:p>
          </table:table-cell>
          <table:table-cell office:value-type="string" calcext:value-type="string">
            <text:p>MSSIM</text:p>
          </table:table-cell>
          <table:table-cell office:value-type="string" calcext:value-type="string">
            <text:p>MSDS1</text:p>
          </table:table-cell>
          <table:table-cell office:value-type="string" calcext:value-type="string">
            <text:p>MSDS2</text:p>
          </table:table-cell>
        </table:table-row>
        <table:table-row table:style-name="ro1">
          <table:table-cell table:style-name="ce1" office:value-type="float" office:value="0.2" calcext:value-type="float">
            <text:p>0.20</text:p>
          </table:table-cell>
          <table:table-cell office:value-type="float" office:value="2.04" calcext:value-type="float">
            <text:p>2.040</text:p>
          </table:table-cell>
          <table:table-cell office:value-type="float" office:value="20.7698060687782" calcext:value-type="float">
            <text:p>20.770</text:p>
          </table:table-cell>
          <table:table-cell office:value-type="float" office:value="0.479114569747132" calcext:value-type="float">
            <text:p>0.47911</text:p>
          </table:table-cell>
          <table:table-cell office:value-type="float" office:value="35113.4147949219" calcext:value-type="float">
            <text:p>35113.41</text:p>
          </table:table-cell>
          <table:table-cell office:value-type="float" office:value="10916.7636108398" calcext:value-type="float">
            <text:p>10916.76</text:p>
          </table:table-cell>
        </table:table-row>
        <table:table-row table:style-name="ro1">
          <table:table-cell table:style-name="ce1" office:value-type="float" office:value="0.25" calcext:value-type="float">
            <text:p>0.25</text:p>
          </table:table-cell>
          <table:table-cell office:value-type="float" office:value="2.79" calcext:value-type="float">
            <text:p>2.790</text:p>
          </table:table-cell>
          <table:table-cell office:value-type="float" office:value="22.375614867939" calcext:value-type="float">
            <text:p>22.376</text:p>
          </table:table-cell>
          <table:table-cell office:value-type="float" office:value="0.561301165064925" calcext:value-type="float">
            <text:p>0.56130</text:p>
          </table:table-cell>
          <table:table-cell office:value-type="float" office:value="30159.8793945312" calcext:value-type="float">
            <text:p>30159.88</text:p>
          </table:table-cell>
          <table:table-cell office:value-type="float" office:value="10458.0709838867" calcext:value-type="float">
            <text:p>10458.07</text:p>
          </table:table-cell>
        </table:table-row>
        <table:table-row table:style-name="ro1">
          <table:table-cell table:style-name="ce1" office:value-type="float" office:value="0.3" calcext:value-type="float">
            <text:p>0.30</text:p>
          </table:table-cell>
          <table:table-cell office:value-type="float" office:value="3.57" calcext:value-type="float">
            <text:p>3.570</text:p>
          </table:table-cell>
          <table:table-cell office:value-type="float" office:value="23.3684512444954" calcext:value-type="float">
            <text:p>23.368</text:p>
          </table:table-cell>
          <table:table-cell office:value-type="float" office:value="0.595078772170479" calcext:value-type="float">
            <text:p>0.59508</text:p>
          </table:table-cell>
          <table:table-cell office:value-type="float" office:value="26217.5411376953" calcext:value-type="float">
            <text:p>26217.54</text:p>
          </table:table-cell>
          <table:table-cell office:value-type="float" office:value="9395.29730224609" calcext:value-type="float">
            <text:p>9395.30</text:p>
          </table:table-cell>
        </table:table-row>
        <table:table-row table:style-name="ro1">
          <table:table-cell table:style-name="ce1" office:value-type="float" office:value="0.35" calcext:value-type="float">
            <text:p>0.35</text:p>
          </table:table-cell>
          <table:table-cell office:value-type="float" office:value="4.35" calcext:value-type="float">
            <text:p>4.350</text:p>
          </table:table-cell>
          <table:table-cell office:value-type="float" office:value="24.3808613064195" calcext:value-type="float">
            <text:p>24.381</text:p>
          </table:table-cell>
          <table:table-cell office:value-type="float" office:value="0.633531273124245" calcext:value-type="float">
            <text:p>0.63353</text:p>
          </table:table-cell>
          <table:table-cell office:value-type="float" office:value="23171.9005126953" calcext:value-type="float">
            <text:p>23171.90</text:p>
          </table:table-cell>
          <table:table-cell office:value-type="float" office:value="8720.26226806641" calcext:value-type="float">
            <text:p>8720.26</text:p>
          </table:table-cell>
        </table:table-row>
        <table:table-row table:style-name="ro1">
          <table:table-cell table:style-name="ce1" office:value-type="float" office:value="0.4" calcext:value-type="float">
            <text:p>0.40</text:p>
          </table:table-cell>
          <table:table-cell office:value-type="float" office:value="5.18" calcext:value-type="float">
            <text:p>5.180</text:p>
          </table:table-cell>
          <table:table-cell office:value-type="float" office:value="25.0173554218338" calcext:value-type="float">
            <text:p>25.017</text:p>
          </table:table-cell>
          <table:table-cell office:value-type="float" office:value="0.660411636271762" calcext:value-type="float">
            <text:p>0.66041</text:p>
          </table:table-cell>
          <table:table-cell office:value-type="float" office:value="20904.8979492187" calcext:value-type="float">
            <text:p>20904.90</text:p>
          </table:table-cell>
          <table:table-cell office:value-type="float" office:value="8100.68621826172" calcext:value-type="float">
            <text:p>8100.69</text:p>
          </table:table-cell>
        </table:table-row>
        <table:table-row table:style-name="ro1">
          <table:table-cell table:style-name="ce1" office:value-type="float" office:value="0.45" calcext:value-type="float">
            <text:p>0.45</text:p>
          </table:table-cell>
          <table:table-cell office:value-type="float" office:value="6.09" calcext:value-type="float">
            <text:p>6.090</text:p>
          </table:table-cell>
          <table:table-cell office:value-type="float" office:value="25.7808333716309" calcext:value-type="float">
            <text:p>25.781</text:p>
          </table:table-cell>
          <table:table-cell office:value-type="float" office:value="0.68788293332636" calcext:value-type="float">
            <text:p>0.68788</text:p>
          </table:table-cell>
          <table:table-cell office:value-type="float" office:value="19372.3830566406" calcext:value-type="float">
            <text:p>19372.38</text:p>
          </table:table-cell>
          <table:table-cell office:value-type="float" office:value="7631.42004394531" calcext:value-type="float">
            <text:p>7631.42</text:p>
          </table:table-cell>
        </table:table-row>
        <table:table-row table:style-name="ro1">
          <table:table-cell table:style-name="ce1" office:value-type="float" office:value="0.5" calcext:value-type="float">
            <text:p>0.50</text:p>
          </table:table-cell>
          <table:table-cell office:value-type="float" office:value="7.01" calcext:value-type="float">
            <text:p>7.010</text:p>
          </table:table-cell>
          <table:table-cell office:value-type="float" office:value="26.3243447455208" calcext:value-type="float">
            <text:p>26.324</text:p>
          </table:table-cell>
          <table:table-cell office:value-type="float" office:value="0.70840296701496" calcext:value-type="float">
            <text:p>0.70840</text:p>
          </table:table-cell>
          <table:table-cell office:value-type="float" office:value="18080.6444091797" calcext:value-type="float">
            <text:p>18080.64</text:p>
          </table:table-cell>
          <table:table-cell office:value-type="float" office:value="7347.75714111328" calcext:value-type="float">
            <text:p>7347.76</text:p>
          </table:table-cell>
        </table:table-row>
        <table:table-row table:style-name="ro1">
          <table:table-cell table:style-name="ce1" office:value-type="float" office:value="0.55" calcext:value-type="float">
            <text:p>0.55</text:p>
          </table:table-cell>
          <table:table-cell office:value-type="float" office:value="8.01" calcext:value-type="float">
            <text:p>8.010</text:p>
          </table:table-cell>
          <table:table-cell office:value-type="float" office:value="26.8441475298423" calcext:value-type="float">
            <text:p>26.844</text:p>
          </table:table-cell>
          <table:table-cell office:value-type="float" office:value="0.726523851400986" calcext:value-type="float">
            <text:p>0.72652</text:p>
          </table:table-cell>
          <table:table-cell office:value-type="float" office:value="16915.9547119141" calcext:value-type="float">
            <text:p>16915.95</text:p>
          </table:table-cell>
          <table:table-cell office:value-type="float" office:value="7009.13989257813" calcext:value-type="float">
            <text:p>7009.14</text:p>
          </table:table-cell>
        </table:table-row>
        <table:table-row table:style-name="ro1">
          <table:table-cell table:style-name="ce1" office:value-type="float" office:value="0.6" calcext:value-type="float">
            <text:p>0.60</text:p>
          </table:table-cell>
          <table:table-cell office:value-type="float" office:value="8.98" calcext:value-type="float">
            <text:p>8.980</text:p>
          </table:table-cell>
          <table:table-cell office:value-type="float" office:value="27.261763866154" calcext:value-type="float">
            <text:p>27.262</text:p>
          </table:table-cell>
          <table:table-cell office:value-type="float" office:value="0.742673933080731" calcext:value-type="float">
            <text:p>0.74267</text:p>
          </table:table-cell>
          <table:table-cell office:value-type="float" office:value="15928.8715820313" calcext:value-type="float">
            <text:p>15928.87</text:p>
          </table:table-cell>
          <table:table-cell office:value-type="float" office:value="6729.21179199219" calcext:value-type="float">
            <text:p>6729.21</text:p>
          </table:table-cell>
        </table:table-row>
        <table:table-row table:style-name="ro1">
          <table:table-cell table:style-name="ce1" office:value-type="float" office:value="0.65" calcext:value-type="float">
            <text:p>0.65</text:p>
          </table:table-cell>
          <table:table-cell office:value-type="float" office:value="10.05" calcext:value-type="float">
            <text:p>10.050</text:p>
          </table:table-cell>
          <table:table-cell office:value-type="float" office:value="27.6539017938728" calcext:value-type="float">
            <text:p>27.654</text:p>
          </table:table-cell>
          <table:table-cell office:value-type="float" office:value="0.75422270813298" calcext:value-type="float">
            <text:p>0.75422</text:p>
          </table:table-cell>
          <table:table-cell office:value-type="float" office:value="15318.4083251953" calcext:value-type="float">
            <text:p>15318.41</text:p>
          </table:table-cell>
          <table:table-cell office:value-type="float" office:value="6607.16583251953" calcext:value-type="float">
            <text:p>6607.17</text:p>
          </table:table-cell>
        </table:table-row>
        <table:table-row table:style-name="ro1">
          <table:table-cell table:style-name="ce1" office:value-type="float" office:value="0.7" calcext:value-type="float">
            <text:p>0.70</text:p>
          </table:table-cell>
          <table:table-cell office:value-type="float" office:value="11.3" calcext:value-type="float">
            <text:p>11.300</text:p>
          </table:table-cell>
          <table:table-cell office:value-type="float" office:value="28.1035006835305" calcext:value-type="float">
            <text:p>28.104</text:p>
          </table:table-cell>
          <table:table-cell office:value-type="float" office:value="0.768925411440343" calcext:value-type="float">
            <text:p>0.76893</text:p>
          </table:table-cell>
          <table:table-cell office:value-type="float" office:value="14610.7528076172" calcext:value-type="float">
            <text:p>14610.75</text:p>
          </table:table-cell>
          <table:table-cell office:value-type="float" office:value="6277.64862060547" calcext:value-type="float">
            <text:p>6277.65</text:p>
          </table:table-cell>
        </table:table-row>
        <table:table-row table:style-name="ro1">
          <table:table-cell table:style-name="ce1" office:value-type="float" office:value="0.75" calcext:value-type="float">
            <text:p>0.75</text:p>
          </table:table-cell>
          <table:table-cell office:value-type="float" office:value="12.31" calcext:value-type="float">
            <text:p>12.310</text:p>
          </table:table-cell>
          <table:table-cell office:value-type="float" office:value="28.3819227329186" calcext:value-type="float">
            <text:p>28.382</text:p>
          </table:table-cell>
          <table:table-cell office:value-type="float" office:value="0.777072458852324" calcext:value-type="float">
            <text:p>0.77707</text:p>
          </table:table-cell>
          <table:table-cell office:value-type="float" office:value="14250.0012207031" calcext:value-type="float">
            <text:p>14250.00</text:p>
          </table:table-cell>
          <table:table-cell office:value-type="float" office:value="6249.48376464844" calcext:value-type="float">
            <text:p>6249.48</text:p>
          </table:table-cell>
        </table:table-row>
        <table:table-row table:style-name="ro1">
          <table:table-cell table:style-name="ce1" office:value-type="float" office:value="0.8" calcext:value-type="float">
            <text:p>0.80</text:p>
          </table:table-cell>
          <table:table-cell office:value-type="float" office:value="13.5" calcext:value-type="float">
            <text:p>13.500</text:p>
          </table:table-cell>
          <table:table-cell office:value-type="float" office:value="28.7105500275491" calcext:value-type="float">
            <text:p>28.711</text:p>
          </table:table-cell>
          <table:table-cell office:value-type="float" office:value="0.788757927396427" calcext:value-type="float">
            <text:p>0.78876</text:p>
          </table:table-cell>
          <table:table-cell office:value-type="float" office:value="13745.2476806641" calcext:value-type="float">
            <text:p>13745.25</text:p>
          </table:table-cell>
          <table:table-cell office:value-type="float" office:value="6115.42974853516" calcext:value-type="float">
            <text:p>6115.43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low_3_value</text:p>
          </table:table-cell>
          <table:table-cell office:value-type="string" calcext:value-type="string">
            <text:p>others_value</text:p>
          </table:table-cell>
          <table:table-cell table:number-columns-repeated="4"/>
        </table:table-row>
        <table:table-row table:style-name="ro1">
          <table:table-cell table:style-name="ce6" office:value-type="float" office:value="482390.595867999" calcext:value-type="float">
            <text:p>482390.595867999</text:p>
          </table:table-cell>
          <table:table-cell table:style-name="ce6" office:value-type="float" office:value="1912498.64772055" calcext:value-type="float">
            <text:p>1912498.64772055</text:p>
          </table:table-cell>
          <table:table-cell table:number-columns-repeated="4"/>
        </table:table-row>
        <table:table-row table:style-name="ro1" table:number-rows-repeated="1048558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HG ゴシックB Sun" svg:font-family="'HG ゴシックB Sun', 'HG-GothicB Sun', 'HG ゴシックB', 'HG Mincho Light J', 'ＭＳ Ｐゴシック', 'ヒラギノ角ゴ ProN', 'ヒラギノ角ゴ Pro', TLPゴシック, LXゴシック, HGPGothicB, 'IPA Pゴシック', 東風ゴシック, さざなみゴシック, 'Kochi Gothic', 'UmePlus Gothic', Gothic" style:font-family-generic="modern" style:font-pitch="fixed"/>
    <style:font-face style:name="Spica Neue P" svg:font-family="'Spica Neue P'" style:font-pitch="variable"/>
    <style:font-face style:name="Droid Sans Fallback" svg:font-family="'Droid Sans Fallback'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1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roid Sans Fallback1" style:language-asian="ja" style:country-asian="JP" style:font-name-complex="Droid Sans Devanagari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" loext:min-decimal-places="1" number:min-integer-digits="1"/>
    </number:number-style>
    <number:number-style style:name="N112">
      <number:number number:decimal-places="3" loext:min-decimal-places="3" number:min-integer-digits="1"/>
    </number:number-style>
    <number:number-style style:name="N113">
      <number:number number:decimal-places="4" loext:min-decimal-places="4" number:min-integer-digits="1"/>
    </number:number-style>
    <number:number-style style:name="N114">
      <number:number number:decimal-places="5" loext:min-decimal-places="5" number:min-integer-digits="1"/>
    </number:number-style>
    <number:number-style style:name="N115">
      <number:number number:decimal-places="6" loext:min-decimal-places="6" number:min-integer-digits="1"/>
    </number:number-style>
    <number:number-style style:name="N116">
      <number:number number:decimal-places="7" loext:min-decimal-places="7" number:min-integer-digits="1"/>
    </number:number-style>
    <number:number-style style:name="N117">
      <number:number number:decimal-places="3" loext:min-decimal-places="3" number:min-integer-digits="1" number:grouping="true"/>
    </number:number-style>
    <number:number-style style:name="N118">
      <number:number number:decimal-places="12" loext:min-decimal-places="12" number:min-integer-digits="1"/>
    </number:number-style>
    <number:number-style style:name="N119">
      <number:number number:decimal-places="11" loext:min-decimal-places="11" number:min-integer-digits="1"/>
    </number:number-style>
    <number:number-style style:name="N120">
      <number:number number:decimal-places="10" loext:min-decimal-places="10" number:min-integer-digits="1"/>
    </number:number-style>
    <number:number-style style:name="N121">
      <number:number number:decimal-places="9" loext:min-decimal-places="9" number:min-integer-digits="1"/>
    </number:number-style>
    <number:number-style style:name="N122">
      <number:number number:decimal-places="8" loext:min-decimal-places="8" number:min-integer-digits="1"/>
    </number:number-style>
    <number:number-style style:name="N123">
      <number:number number:decimal-places="16" loext:min-decimal-places="16" number:min-integer-digits="1"/>
    </number:number-style>
    <number:number-style style:name="N124">
      <number:number number:decimal-places="15" loext:min-decimal-places="15" number:min-integer-digits="1"/>
    </number:number-style>
    <number:number-style style:name="N125">
      <number:number number:decimal-places="14" loext:min-decimal-places="14" number:min-integer-digits="1"/>
    </number:number-style>
    <number:number-style style:name="N126">
      <number:number number:decimal-places="13" loext:min-decimal-places="13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21">0000/00/00</text:date>, <text:time style:data-style-name="N2" text:time-value="10:28:56.504802715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2-20T17:06:05.386358963</meta:creation-date>
    <dc:date>2019-12-21T16:10:27.928383982</dc:date>
    <meta:editing-duration>PT54M57S</meta:editing-duration>
    <meta:editing-cycles>10</meta:editing-cycles>
    <meta:generator>LibreOffice/6.3.3.2.0$Linux_X86_64 LibreOffice_project/30$Build-2</meta:generator>
    <meta:document-statistic meta:table-count="8" meta:cell-count="704" meta:object-count="0"/>
  </office:meta>
</office:document-meta>
</file>